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3874in"/>
    </style:style>
    <style:style style:name="co2" style:family="table-column">
      <style:table-column-properties fo:break-before="auto" style:column-width="0.6693in"/>
    </style:style>
    <style:style style:name="co3" style:family="table-column">
      <style:table-column-properties fo:break-before="auto" style:column-width="0.8in"/>
    </style:style>
    <style:style style:name="co4" style:family="table-column">
      <style:table-column-properties fo:break-before="auto" style:column-width="0.7598in"/>
    </style:style>
    <style:style style:name="co5" style:family="table-column">
      <style:table-column-properties fo:break-before="auto" style:column-width="1.872in"/>
    </style:style>
    <style:style style:name="co6" style:family="table-column">
      <style:table-column-properties fo:break-before="auto" style:column-width="1.3909in"/>
    </style:style>
    <style:style style:name="co7" style:family="table-column">
      <style:table-column-properties fo:break-before="auto" style:column-width="2.7839in"/>
    </style:style>
    <style:style style:name="co8" style:family="table-column">
      <style:table-column-properties fo:break-before="auto" style:column-width="1.511in"/>
    </style:style>
    <style:style style:name="co9" style:family="table-column">
      <style:table-column-properties fo:break-before="auto" style:column-width="1.0102in"/>
    </style:style>
    <style:style style:name="co10" style:family="table-column">
      <style:table-column-properties fo:break-before="auto" style:column-width="1.311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1" style:family="table-cell" style:parent-style-name="Default">
      <style:text-properties fo:color="#355269" fo:font-weight="bold" style:font-weight-asian="bold" style:font-weight-complex="bold"/>
    </style:style>
    <style:style style:name="ce22" style:family="table-cell" style:parent-style-name="Default">
      <style:text-properties fo:color="#127622" fo:font-weight="bold" style:font-weight-asian="bold" style:font-weight-complex="bold"/>
    </style:style>
    <style:style style:name="ce23" style:family="table-cell" style:parent-style-name="Default">
      <style:text-properties fo:color="#c9211e" fo:font-weight="bold" style:font-weight-asian="bold" style:font-weight-complex="bold"/>
    </style:style>
    <style:style style:name="ce24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1" style:family="table-cell" style:parent-style-name="Default" style:data-style-name="N11">
      <style:text-properties fo:color="#355269"/>
    </style:style>
    <style:style style:name="ce32" style:family="table-cell" style:parent-style-name="Default" style:data-style-name="N11">
      <style:text-properties fo:color="#127622"/>
    </style:style>
    <style:style style:name="ce33" style:family="table-cell" style:parent-style-name="Default" style:data-style-name="N11">
      <style:text-properties fo:color="#c9211e"/>
    </style:style>
    <style:style style:name="ce34" style:family="table-cell" style:parent-style-name="Default" style:data-style-name="N11">
      <style:table-cell-properties fo:background-color="#eeeeee" fo:border="0.74pt solid #000000"/>
    </style:style>
    <style:style style:name="ce35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6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  <style:style style:name="ce39" style:family="table-cell" style:parent-style-name="Default" style:data-style-name="N2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2" table:number-columns-repeated="1007" table:default-cell-style-name="Default"/>
        <table:table-row table:style-name="ro1">
          <table:table-cell table:style-name="ce6" office:value-type="string" calcext:value-type="string">
            <text:p>Stat</text:p>
          </table:table-cell>
          <table:table-cell table:style-name="ce6" table:number-columns-repeated="2"/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5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table:number-columns-repeated="5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987"/>
        </table:table-row>
        <table:table-row table:style-name="ro1">
          <table:table-cell office:value-type="string" calcext:value-type="string">
            <text:p>Vit</text:p>
          </table:table-cell>
          <table:table-cell table:number-columns-repeated="2"/>
          <table:table-cell table:style-name="ce8" office:value-type="float" office:value="820" calcext:value-type="float">
            <text:p>820</text:p>
          </table:table-cell>
          <table:table-cell table:style-name="ce5" table:formula="of:=[.D2]" office:value-type="float" office:value="820" calcext:value-type="float">
            <text:p>820.0</text:p>
          </table:table-cell>
          <table:table-cell/>
          <table:table-cell table:style-name="ce6"/>
          <table:table-cell table:style-name="ce6" table:formula="of:=[.T9]" office:value-type="float" office:value="4359920.14575" calcext:value-type="float">
            <text:p>4359920.14575</text:p>
          </table:table-cell>
          <table:table-cell table:style-name="ce11" table:formula="of:=[.U9]" office:value-type="float" office:value="325060.3" calcext:value-type="float">
            <text:p>325,060.3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[.D2]*10" office:value-type="float" office:value="8200" calcext:value-type="float">
            <text:p>8200</text:p>
          </table:table-cell>
          <table:table-cell office:value-type="string" calcext:value-type="string">
            <text:p>hp/sec</text:p>
          </table:table-cell>
          <table:table-cell table:style-name="ce14" table:formula="of:=[.R2]*(1+[.Q15])/100/60" office:value-type="float" office:value="19.8166666666667" calcext:value-type="float">
            <text:p>19.8</text:p>
          </table:table-cell>
          <table:table-cell table:style-name="ce10" table:formula="of:=1.1%*(1+[.Q15])/60" office:value-type="percentage" office:value="0.00265833333333333" calcext:value-type="percentage">
            <text:p>0.27%</text:p>
          </table:table-cell>
          <table:table-cell table:style-name="ce9" table:formula="of:=[.U2]*60" office:value-type="percentage" office:value="0.1595" calcext:value-type="percentage">
            <text:p>15.95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50" calcext:value-type="float">
            <text:p>50</text:p>
          </table:table-cell>
          <table:table-cell table:formula="of:=[.Y2]*2.20462" office:value-type="float" office:value="110.231" calcext:value-type="float">
            <text:p>110.23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"/>
          <table:table-cell table:style-name="ce8" office:value-type="float" office:value="420" calcext:value-type="float">
            <text:p>420</text:p>
          </table:table-cell>
          <table:table-cell table:style-name="ce5" table:formula="of:=[.D3]" office:value-type="float" office:value="420" calcext:value-type="float">
            <text:p>420.0</text:p>
          </table:table-cell>
          <table:table-cell/>
          <table:table-cell table:style-name="ce6"/>
          <table:table-cell table:style-name="ce6" table:formula="of:=[.T10]" office:value-type="float" office:value="31.635" calcext:value-type="float">
            <text:p>31.635</text:p>
          </table:table-cell>
          <table:table-cell table:style-name="ce12" table:formula="of:=[.T10]" office:value-type="percentage" office:value="31.635" calcext:value-type="percentage">
            <text:p>3163.5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E3]*10" office:value-type="float" office:value="4200" calcext:value-type="float">
            <text:p>4200</text:p>
          </table:table-cell>
          <table:table-cell office:value-type="string" calcext:value-type="string">
            <text:p>mp/sec</text:p>
          </table:table-cell>
          <table:table-cell table:style-name="ce14" table:formula="of:=[.R4]*[.U3]" office:value-type="float" office:value="40" calcext:value-type="float">
            <text:p>40.0</text:p>
          </table:table-cell>
          <table:table-cell table:style-name="ce10" table:formula="of:=[.V3]/60" office:value-type="percentage" office:value="0.002" calcext:value-type="percentage">
            <text:p>0.20%</text:p>
          </table:table-cell>
          <table:table-cell table:style-name="ce9" table:formula="of:=2%+([.E7]/100/100/2)" office:value-type="percentage" office:value="0.12" calcext:value-type="percentage">
            <text:p>12.00%</text:p>
          </table:table-cell>
          <table:table-cell/>
          <table:table-cell office:value-type="string" calcext:value-type="string">
            <text:p>Bones</text:p>
          </table:table-cell>
          <table:table-cell table:formula="of:=[.Y2]*0.15" office:value-type="float" office:value="7.5" calcext:value-type="float">
            <text:p>7.5</text:p>
          </table:table-cell>
          <table:table-cell table:formula="of:=[.Y3]*2.20462" office:value-type="float" office:value="16.53465" calcext:value-type="float">
            <text:p>16.534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Y3]*[.AA3]*[.AB3]*[.AC3]" office:value-type="float" office:value="54" calcext:value-type="float">
            <text:p>54</text:p>
          </table:table-cell>
          <table:table-cell table:style-name="ce39" table:formula="of:=[.AI3]*2.20462" office:value-type="float" office:value="119.04948" calcext:value-type="float">
            <text:p>119.05</text:p>
          </table:table-cell>
          <table:table-cell table:style-name="ce39" table:formula="of:=[.AJ3]/2000" office:value-type="float" office:value="0.05952474" calcext:value-type="float">
            <text:p>0.06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tr</text:p>
          </table:table-cell>
          <table:table-cell table:number-columns-repeated="2"/>
          <table:table-cell table:style-name="ce8" office:value-type="float" office:value="515" calcext:value-type="float">
            <text:p>515</text:p>
          </table:table-cell>
          <table:table-cell table:style-name="ce5" table:formula="of:=[.D4]*(1+[.W15])" office:value-type="float" office:value="6901" calcext:value-type="float">
            <text:p>6901.0</text:p>
          </table:table-cell>
          <table:table-cell/>
          <table:table-cell table:style-name="ce6"/>
          <table:table-cell table:style-name="ce6" table:formula="of:=[.T11]" office:value-type="float" office:value="18.25" calcext:value-type="float">
            <text:p>18.25</text:p>
          </table:table-cell>
          <table:table-cell table:style-name="ce12" table:formula="of:=[.T11]" office:value-type="percentage" office:value="18.25" calcext:value-type="percentage">
            <text:p>182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E7]*10" office:value-type="float" office:value="20000" calcext:value-type="float">
            <text:p>20000</text:p>
          </table:table-cell>
          <table:table-cell office:value-type="string" calcext:value-type="string">
            <text:p>w/Med:</text:p>
          </table:table-cell>
          <table:table-cell table:style-name="ce14" table:formula="of:=[.R4]*[.U4]" office:value-type="float" office:value="54.8" calcext:value-type="float">
            <text:p>54.8</text:p>
          </table:table-cell>
          <table:table-cell table:style-name="ce10" table:formula="of:=[.V4]/60" office:value-type="percentage" office:value="0.00274" calcext:value-type="percentage">
            <text:p>0.27%</text:p>
          </table:table-cell>
          <table:table-cell table:style-name="ce9" table:formula="of:=1%*(1+3+3%*[.D49])+([.E7]/100/100/2)+1%" office:value-type="percentage" office:value="0.1644" calcext:value-type="percentage">
            <text:p>16.44%</text:p>
          </table:table-cell>
          <table:table-cell/>
          <table:table-cell office:value-type="string" calcext:value-type="string">
            <text:p>Rest</text:p>
          </table:table-cell>
          <table:table-cell table:formula="of:=[.Y2]-[.Y3]" office:value-type="float" office:value="42.5" calcext:value-type="float">
            <text:p>42.5</text:p>
          </table:table-cell>
          <table:table-cell table:formula="of:=[.Y4]*2.20462" office:value-type="float" office:value="93.69635" calcext:value-type="float">
            <text:p>93.696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Y4]*[.AA4]*[.AB4]*[.AC4]" office:value-type="float" office:value="102" calcext:value-type="float">
            <text:p>102</text:p>
          </table:table-cell>
          <table:table-cell table:style-name="ce39" table:formula="of:=[.AI4]*2.20462" office:value-type="float" office:value="224.87124" calcext:value-type="float">
            <text:p>224.87</text:p>
          </table:table-cell>
          <table:table-cell table:style-name="ce39" table:formula="of:=[.AJ4]/2000" office:value-type="float" office:value="0.11243562" calcext:value-type="float">
            <text:p>0.1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ex</text:p>
          </table:table-cell>
          <table:table-cell table:number-columns-repeated="2"/>
          <table:table-cell table:style-name="ce8" office:value-type="float" office:value="425" calcext:value-type="float">
            <text:p>425</text:p>
          </table:table-cell>
          <table:table-cell table:style-name="ce5" table:formula="of:=[.D5]*(1+[.Z15])" office:value-type="float" office:value="2805" calcext:value-type="float">
            <text:p>2805.0</text:p>
          </table:table-cell>
          <table:table-cell/>
          <table:table-cell table:style-name="ce6"/>
          <table:table-cell table:style-name="ce6" table:formula="of:=[.T12]" office:value-type="float" office:value="5.85" calcext:value-type="float">
            <text:p>5.85</text:p>
          </table:table-cell>
          <table:table-cell table:style-name="ce12" table:formula="of:=[.T12]" office:value-type="percentage" office:value="5.85" calcext:value-type="percentage">
            <text:p>58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3"/>
          <table:table-cell table:formula="of:=SUM([.AI3:.AI4])" office:value-type="float" office:value="156" calcext:value-type="float">
            <text:p>156</text:p>
          </table:table-cell>
          <table:table-cell table:style-name="ce39" table:formula="of:=SUM([.AJ3:.AJ4])" office:value-type="float" office:value="343.92072" calcext:value-type="float">
            <text:p>343.92</text:p>
          </table:table-cell>
          <table:table-cell table:style-name="ce39" table:formula="of:=[.AJ5]/2000" office:value-type="float" office:value="0.17196036" calcext:value-type="float">
            <text:p>0.17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nt</text:p>
          </table:table-cell>
          <table:table-cell table:number-columns-repeated="2"/>
          <table:table-cell table:style-name="ce8" office:value-type="float" office:value="820" calcext:value-type="float">
            <text:p>820</text:p>
          </table:table-cell>
          <table:table-cell table:style-name="ce5" table:formula="of:=[.D6]*(1+[.AC15])" office:value-type="float" office:value="10988" calcext:value-type="float">
            <text:p>10988.0</text:p>
          </table:table-cell>
          <table:table-cell/>
          <table:table-cell table:style-name="ce6"/>
          <table:table-cell table:style-name="ce6" table:formula="of:=[.S16]" office:value-type="float" office:value="0" calcext:value-type="float">
            <text:p>0</text:p>
          </table:table-cell>
          <table:table-cell table:style-name="ce12" table:formula="of:=[.T15]" office:value-type="percentage" office:value="15.52" calcext:value-type="percentage">
            <text:p>1552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3"/>
        </table:table-row>
        <table:table-row table:style-name="ro1">
          <table:table-cell office:value-type="string" calcext:value-type="string">
            <text:p>Wis</text:p>
          </table:table-cell>
          <table:table-cell table:number-columns-repeated="2"/>
          <table:table-cell table:style-name="ce8" office:value-type="float" office:value="1000" calcext:value-type="float">
            <text:p>1000</text:p>
          </table:table-cell>
          <table:table-cell table:style-name="ce5" table:formula="of:=[.D7]*2" office:value-type="float" office:value="2000" calcext:value-type="float">
            <text:p>2000.0</text:p>
          </table:table-cell>
          <table:table-cell table:number-columns-repeated="5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3"/>
        </table:table-row>
        <table:table-row table:style-name="ro1">
          <table:table-cell table:number-columns-repeated="3"/>
          <table:table-cell table:style-name="ce9"/>
          <table:table-cell table:number-columns-repeated="11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ody Enhancement</text:p>
          </table:table-cell>
          <table:table-cell table:number-columns-repeated="2"/>
          <table:table-cell table:style-name="ce9" office:value-type="percentage" office:value="7" calcext:value-type="percentage">
            <text:p>700.00%</text:p>
          </table:table-cell>
          <table:table-cell table:number-columns-repeated="10"/>
          <table:table-cell office:value-type="string" calcext:value-type="string">
            <text:p>EH-P</text:p>
          </table:table-cell>
          <table:table-cell table:number-columns-repeated="2"/>
          <table:table-cell table:formula="of:=[.$R$2]/(1/(1+[.$N$15]))/(1/(1+[.$AU$15]))" office:value-type="float" office:value="1739445.5" calcext:value-type="float">
            <text:p>1739445.5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R9]+[.R10])/2" office:value-type="float" office:value="4359920.14575" calcext:value-type="float">
            <text:p>4359920.14575</text:p>
          </table:table-cell>
          <table:table-cell table:style-name="ce6" table:formula="of:=([.R11]+[.R12])/2" office:value-type="float" office:value="325060.3" calcext:value-type="float">
            <text:p>325060.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ealing</text:p>
          </table:table-cell>
          <table:table-cell table:number-columns-repeated="2"/>
          <table:table-cell table:style-name="ce9" office:value-type="percentage" office:value="2" calcext:value-type="percentage">
            <text:p>200.00%</text:p>
          </table:table-cell>
          <table:table-cell table:number-columns-repeated="10"/>
          <table:table-cell office:value-type="string" calcext:value-type="string">
            <text:p>EH-M</text:p>
          </table:table-cell>
          <table:table-cell table:number-columns-repeated="2"/>
          <table:table-cell table:formula="of:=[.$R$2]/(1/(1+[.$N$15]))/(1/(1+[.$AI$15]))/(1/(1+[.$AU$15]))" office:value-type="float" office:value="6980394.7915" calcext:value-type="float">
            <text:p>6980394.7915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N15]" office:value-type="percentage" office:value="31.635" calcext:value-type="percentage">
            <text:p>3163.50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hen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P-Add</text:p>
          </table:table-cell>
          <table:table-cell table:style-name="ce19" table:formula="of:=1-1/(1+[.$N$15]+[.$AU$15]+[.$AL$15])" office:value-type="percentage" office:value="0.974125439867522" calcext:value-type="percentage">
            <text:p>97.4%</text:p>
          </table:table-cell>
          <table:table-cell table:formula="of:=1/(1-[.P11])" office:value-type="float" office:value="38.6479999999999" calcext:value-type="float">
            <text:p>38.6479999999999</text:p>
          </table:table-cell>
          <table:table-cell table:formula="of:=[.$R$2]/(1/(1+[.$N$15]+[.$AU$15]))" office:value-type="float" office:value="312707" calcext:value-type="float">
            <text:p>312707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F15]" office:value-type="percentage" office:value="18.25" calcext:value-type="percentage">
            <text:p>1825.00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pace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M-Add</text:p>
          </table:table-cell>
          <table:table-cell table:style-name="ce19" table:formula="of:=1-1/(1+[.$N$15]+[.$AI$15]+[.$AU$15])" office:value-type="percentage" office:value="0.975697482259162" calcext:value-type="percentage">
            <text:p>97.6%</text:p>
          </table:table-cell>
          <table:table-cell table:formula="of:=1/(1-[.P12])" office:value-type="float" office:value="41.1480000000001" calcext:value-type="float">
            <text:p>41.1480000000001</text:p>
          </table:table-cell>
          <table:table-cell table:formula="of:=[.$R$2]/(1/(1+[.$N$15]+[.$AI$15]+[.$AU$15]))" office:value-type="float" office:value="337413.6" calcext:value-type="float">
            <text:p>337413.6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O15]" office:value-type="percentage" office:value="5.85" calcext:value-type="percentage">
            <text:p>585.00%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9"/>
          <table:table-cell table:number-columns-repeated="10"/>
          <table:table-cell office:value-type="string" calcext:value-type="string">
            <text:p>EH-BAL</text:p>
          </table:table-cell>
          <table:table-cell table:style-name="ce19" table:formula="of:=([.P11]+[.P12])/2" office:value-type="percentage" office:value="0.974911461063342" calcext:value-type="percentage">
            <text:p>97.5%</text:p>
          </table:table-cell>
          <table:table-cell table:style-name="ce14" table:formula="of:=([.Q11]+[.Q12])/2" office:value-type="float" office:value="39.898" calcext:value-type="float">
            <text:p>39.9</text:p>
          </table:table-cell>
          <table:table-cell table:style-name="ce14" table:formula="of:=([.R11]+[.R12])/2" office:value-type="float" office:value="325060.3" calcext:value-type="float">
            <text:p>325060.3</text:p>
          </table:table-cell>
          <table:table-cell table:style-name="ce6" table:number-columns-repeated="2"/>
          <table:table-cell table:number-columns-repeated="15"/>
          <table:table-cell table:style-name="ce9" table:formula="of:=[.AJ46]+[.AK46]*[.D46]" office:value-type="percentage" office:value="0.057" calcext:value-type="percentage">
            <text:p>5.70%</text:p>
          </table:table-cell>
          <table:table-cell table:number-columns-repeated="9"/>
          <table:table-cell table:style-name="ce9" table:formula="of:=([.AS23]+[.AT23]*[.$D23])" office:value-type="percentage" office:value="0.55" calcext:value-type="percentage">
            <text:p>55.00%</text:p>
          </table:table-cell>
          <table:table-cell table:number-columns-repeated="978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3"/>
          <table:table-cell table:style-name="ce9"/>
          <table:table-cell table:number-columns-repeated="8"/>
          <table:table-cell office:value-type="string" calcext:value-type="string">
            <text:p>Total:</text:p>
          </table:table-cell>
          <table:table-cell table:style-name="ce10" table:formula="of:=SUM([.N20:.N74])" office:value-type="percentage" office:value="31.635" calcext:value-type="percentage">
            <text:p>3163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Q20:.Q74])" office:value-type="percentage" office:value="13.5" calcext:value-type="percentage">
            <text:p>13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T20:.T74])" office:value-type="percentage" office:value="15.52" calcext:value-type="percentage">
            <text:p>1552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W20:.W74])" office:value-type="percentage" office:value="12.4" calcext:value-type="percentage">
            <text:p>1240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Z20:.Z74])" office:value-type="percentage" office:value="5.6" calcext:value-type="percentage">
            <text:p>560.00%</text:p>
          </table:table-cell>
          <table:table-cell table:style-name="ce10" table:number-columns-repeated="2"/>
          <table:table-cell table:style-name="ce10" table:formula="of:=SUM([.AC20:.AC74])" office:value-type="percentage" office:value="12.4" calcext:value-type="percentage">
            <text:p>124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F20:.AF74])" office:value-type="percentage" office:value="18.25" calcext:value-type="percentage">
            <text:p>182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I20:.AI74])" office:value-type="percentage" office:value="3.013" calcext:value-type="percentage">
            <text:p>301.3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L20:.AL74])" office:value-type="percentage" office:value="0.513" calcext:value-type="percentage">
            <text:p>51.3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O20:.AO74])" office:value-type="percentage" office:value="5.85" calcext:value-type="percentage">
            <text:p>58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R20:.AR74])" office:value-type="percentage" office:value="5.265" calcext:value-type="percentage">
            <text:p>526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U20:.AU74])" office:value-type="percentage" office:value="5.5" calcext:value-type="percentage">
            <text:p>550.00%</text:p>
          </table:table-cell>
          <table:table-cell table:number-columns-repeated="977"/>
        </table:table-row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979"/>
        </table:table-row>
        <table:table-row table:style-name="ro1">
          <table:table-cell table:style-name="ce6" office:value-type="string" calcext:value-type="string">
            <text:p>The Azarinth Sentinel</text:p>
          </table:table-cell>
          <table:table-cell/>
          <table:table-cell table:style-name="ce6" office:value-type="float" office:value="352" calcext:value-type="float">
            <text:p>352</text:p>
          </table:table-cell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980"/>
        </table:table-row>
        <table:table-row table:style-name="ro1">
          <table:table-cell table:style-name="ce2" office:value-type="string" calcext:value-type="string">
            <text:p>Absolute Destruction</text:p>
          </table:table-cell>
          <table:table-cell table:style-name="ce2" office:value-type="float" office:value="3" calcext:value-type="float">
            <text:p>3</text:p>
          </table:table-cell>
          <table:table-cell table:style-name="ce21" office:value-type="float" office:value="25" calcext:value-type="float">
            <text:p>25</text:p>
          </table:table-cell>
          <table:table-cell table:style-name="ce2" table:formula="of:=[.C18]+([.B18]-1)*20" office:value-type="float" office:value="65" calcext:value-type="float">
            <text:p>6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1" table:formula="of:=1+IF([.E18]=1;[.$D$9];0%)+IF([.G18]=1;[.$D$11];0%)+IF([.F18]=1;[.$D$10];0%)" office:value-type="percentage" office:value="3" calcext:value-type="percentage">
            <text:p>300.00%</text:p>
          </table:table-cell>
          <table:table-cell table:style-name="ce2" table:number-columns-repeated="1015"/>
        </table:table-row>
        <table:table-row table:style-name="ro1">
          <table:table-cell office:value-type="string" calcext:value-type="string">
            <text:p>Sentinel Reconstruc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C19]+([.B19]-1)*20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E19]=1;[.$D$9];0%)+IF([.G19]=1;[.$D$11];0%)+IF([.F19]=1;[.$D$10];0%)" office:value-type="percentage" office:value="3" calcext:value-type="percentage">
            <text:p>300.00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zarinth Awakening</text:p>
          </table:table-cell>
          <table:table-cell table:style-name="ce3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3" table:formula="of:=[.C20]+([.B20]-1)*20" office:value-type="float" office:value="70" calcext:value-type="float">
            <text:p>7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2" table:formula="of:=1+IF([.E20]=1;[.$D$9];0%)+IF([.G20]=1;[.$D$11];0%)+IF([.F20]=1;[.$D$10];0%)" office:value-type="percentage" office:value="8" calcext:value-type="percentage">
            <text:p>800.00%</text:p>
          </table:table-cell>
          <table:table-cell table:style-name="ce32" table:formula="of:=([.L20]+[.M20]*[.$D20])" office:value-type="percentage" office:value="0.85" calcext:value-type="percentage">
            <text:p>85.00%</text:p>
          </table:table-cell>
          <table:table-cell table:style-name="ce32" table:formula="of:=[.N20]" office:value-type="percentage" office:value="6.8" calcext:value-type="percentage">
            <text:p>680.00%</text:p>
          </table:table-cell>
          <table:table-cell table:style-name="ce32" office:value-type="percentage" office:value="0.5" calcext:value-type="percentage">
            <text:p>50.00%</text:p>
          </table:table-cell>
          <table:table-cell table:style-name="ce32" office:value-type="percentage" office:value="0.005" calcext:value-type="percentage">
            <text:p>0.50%</text:p>
          </table:table-cell>
          <table:table-cell table:style-name="ce32" table:formula="of:=([.L20]+[.M20]*[.$D20])*[.$I20]" office:value-type="percentage" office:value="6.8" calcext:value-type="percentage">
            <text:p>680.00%</text:p>
          </table:table-cell>
          <table:table-cell table:style-name="ce3" table:number-columns-repeated="6"/>
          <table:table-cell table:style-name="ce32" office:value-type="percentage" office:value="0.5" calcext:value-type="percentage">
            <text:p>50.00%</text:p>
          </table:table-cell>
          <table:table-cell table:style-name="ce32" office:value-type="percentage" office:value="0.005" calcext:value-type="percentage">
            <text:p>0.50%</text:p>
          </table:table-cell>
          <table:table-cell table:style-name="ce32" table:formula="of:=([.U20]+[.V20]*[.$D20])*[.$I20]" office:value-type="percentage" office:value="6.8" calcext:value-type="percentage">
            <text:p>680.00%</text:p>
          </table:table-cell>
          <table:table-cell table:style-name="ce32" table:number-columns-repeated="3"/>
          <table:table-cell table:style-name="ce32" office:value-type="percentage" office:value="0.5" calcext:value-type="percentage">
            <text:p>50.00%</text:p>
          </table:table-cell>
          <table:table-cell table:style-name="ce32" office:value-type="percentage" office:value="0.005" calcext:value-type="percentage">
            <text:p>0.50%</text:p>
          </table:table-cell>
          <table:table-cell table:style-name="ce32" table:formula="of:=([.AA20]+[.AB20]*[.$D20])*[.$I20]" office:value-type="percentage" office:value="6.8" calcext:value-type="percentage">
            <text:p>680.00%</text:p>
          </table:table-cell>
          <table:table-cell table:style-name="ce32" office:value-type="percentage" office:value="0.5" calcext:value-type="percentage">
            <text:p>50.00%</text:p>
          </table:table-cell>
          <table:table-cell table:style-name="ce32" office:value-type="percentage" office:value="0.005" calcext:value-type="percentage">
            <text:p>0.50%</text:p>
          </table:table-cell>
          <table:table-cell table:style-name="ce32" table:formula="of:=([.AD20]+[.AE20]*[.$D20])*[.$I20]" office:value-type="percentage" office:value="6.8" calcext:value-type="percentage">
            <text:p>680.00%</text:p>
          </table:table-cell>
          <table:table-cell table:style-name="ce3" table:number-columns-repeated="992"/>
        </table:table-row>
        <table:table-row table:style-name="ro1">
          <table:table-cell office:value-type="string" calcext:value-type="string">
            <text:p>Blink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8" calcext:value-type="float">
            <text:p>28</text:p>
          </table:table-cell>
          <table:table-cell table:formula="of:=[.C21]+([.B21]-1)*20" office:value-type="float" office:value="68" calcext:value-type="float">
            <text:p>68</text:p>
          </table:table-cell>
          <table:table-cell table:number-columns-repeated="4"/>
          <table:table-cell table:style-name="ce9" table:formula="of:=1+IF([.E21]=1;[.$D$9];0%)+IF([.G21]=1;[.$D$11];0%)+IF([.F21]=1;[.$D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992"/>
        </table:table-row>
        <table:table-row table:style-name="ro1">
          <table:table-cell table:style-name="ce4" office:value-type="string" calcext:value-type="string">
            <text:p>Sentinel Sphere</text:p>
          </table:table-cell>
          <table:table-cell table:style-name="ce4" office:value-type="float" office:value="3" calcext:value-type="float">
            <text:p>3</text:p>
          </table:table-cell>
          <table:table-cell table:style-name="ce23" office:value-type="float" office:value="25" calcext:value-type="float">
            <text:p>25</text:p>
          </table:table-cell>
          <table:table-cell table:style-name="ce4" table:formula="of:=[.C22]+([.B22]-1)*20" office:value-type="float" office:value="65" calcext:value-type="float">
            <text:p>65</text:p>
          </table:table-cell>
          <table:table-cell table:style-name="ce4" table:number-columns-repeated="4"/>
          <table:table-cell table:style-name="ce33" table:formula="of:=1+IF([.E22]=1;[.$D$9];0%)+IF([.G22]=1;[.$D$11];0%)+IF([.F22]=1;[.$D$10];0%)" office:value-type="percentage" office:value="1" calcext:value-type="percentage">
            <text:p>100.00%</text:p>
          </table:table-cell>
          <table:table-cell table:style-name="ce33" table:number-columns-repeated="5"/>
          <table:table-cell table:style-name="ce4" table:number-columns-repeated="6"/>
          <table:table-cell table:style-name="ce33" table:number-columns-repeated="12"/>
          <table:table-cell table:style-name="ce4" table:number-columns-repeated="992"/>
        </table:table-row>
        <table:table-row table:style-name="ro1">
          <table:table-cell table:style-name="ce13" office:value-type="string" calcext:value-type="string">
            <text:p>Sentinel Core</text:p>
          </table:table-cell>
          <table:table-cell table:style-name="ce13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13" table:formula="of:=[.C23]+([.B23]-1)*20" office:value-type="float" office:value="70" calcext:value-type="float">
            <text:p>7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4" table:formula="of:=1+IF([.E23]=1;[.$D$9];0%)+IF([.G23]=1;[.$D$11];0%)+IF([.F23]=1;[.$D$10];0%)" office:value-type="percentage" office:value="10" calcext:value-type="percentage">
            <text:p>1000.00%</text:p>
          </table:table-cell>
          <table:table-cell table:style-name="ce34" table:formula="of:=([.O23]+[.P23]*[.$D23])" office:value-type="percentage" office:value="1.35" calcext:value-type="percentage">
            <text:p>135.00%</text:p>
          </table:table-cell>
          <table:table-cell table:style-name="ce34" table:formula="of:=[.Q23]" office:value-type="percentage" office:value="13.5" calcext:value-type="percentage">
            <text:p>1350.00%</text:p>
          </table:table-cell>
          <table:table-cell table:style-name="ce13" table:number-columns-repeated="3"/>
          <table:table-cell table:style-name="ce34" office:value-type="percentage" office:value="1" calcext:value-type="percentage">
            <text:p>100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O23]+[.P23]*[.$D23])*[.$I23]" office:value-type="percentage" office:value="13.5" calcext:value-type="percentage">
            <text:p>1350.00%</text:p>
          </table:table-cell>
          <table:table-cell table:style-name="ce13" table:number-columns-repeated="15"/>
          <table:table-cell table:style-name="ce34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4" table:formula="of:=([.AG23]+[.AH23]*[.$D23])*[.$I23]" office:value-type="percentage" office:value="2.5" calcext:value-type="percentage">
            <text:p>250.00%</text:p>
          </table:table-cell>
          <table:table-cell table:style-name="ce34" table:number-columns-repeated="3"/>
          <table:table-cell table:style-name="ce13" table:number-columns-repeated="6"/>
          <table:table-cell table:style-name="ce34" office:value-type="percentage" office:value="0.2" calcext:value-type="percentage">
            <text:p>20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AS23]+[.AT23]*[.$D23])*[.$I23]" office:value-type="percentage" office:value="5.5" calcext:value-type="percentage">
            <text:p>550.00%</text:p>
          </table:table-cell>
          <table:table-cell table:style-name="ce13" table:number-columns-repeated="977"/>
        </table:table-row>
        <table:table-row table:style-name="ro1">
          <table:table-cell table:style-name="ce15" office:value-type="string" calcext:value-type="string">
            <text:p>Azarinth Fighting</text:p>
          </table:table-cell>
          <table:table-cell table:style-name="ce15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5" table:formula="of:=[.C24]+([.B24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5" table:formula="of:=1+IF([.E24]=1;[.$D$9];0%)+IF([.G24]=1;[.$D$11];0%)+IF([.F24]=1;[.$D$10];0%)" office:value-type="percentage" office:value="8" calcext:value-type="percentage">
            <text:p>800.00%</text:p>
          </table:table-cell>
          <table:table-cell table:style-name="ce35" table:formula="of:=([.R24]+[.S24]*[.$D24])" office:value-type="percentage" office:value="1.1" calcext:value-type="percentage">
            <text:p>110.00%</text:p>
          </table:table-cell>
          <table:table-cell table:style-name="ce35" table:formula="of:=[.T24]" office:value-type="percentage" office:value="8.8" calcext:value-type="percentage">
            <text:p>880.00%</text:p>
          </table:table-cell>
          <table:table-cell table:style-name="ce15" table:number-columns-repeated="6"/>
          <table:table-cell table:style-name="ce35" office:value-type="percentage" office:value="0.75" calcext:value-type="percentage">
            <text:p>75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R24]+[.S24]*[.$D24])*[.$I24]" office:value-type="percentage" office:value="8.8" calcext:value-type="percentage">
            <text:p>880.00%</text:p>
          </table:table-cell>
          <table:table-cell table:style-name="ce15" table:number-columns-repeated="1004"/>
        </table:table-row>
        <table:table-row table:style-name="ro1">
          <table:table-cell table:style-name="ce13" office:value-type="string" calcext:value-type="string">
            <text:p>Sentine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4" office:value-type="float" office:value="8" calcext:value-type="float">
            <text:p>8</text:p>
          </table:table-cell>
          <table:table-cell table:style-name="ce13" table:formula="of:=[.C25]+([.B25]-1)*20" office:value-type="float" office:value="48" calcext:value-type="float">
            <text:p>48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4" table:formula="of:=1+IF([.E25]=1;[.$D$9];0%)+IF([.G25]=1;[.$D$11];0%)+IF([.F25]=1;[.$D$10];0%)" office:value-type="percentage" office:value="8" calcext:value-type="percentage">
            <text:p>800.00%</text:p>
          </table:table-cell>
          <table:table-cell table:style-name="ce34" table:number-columns-repeated="2"/>
          <table:table-cell table:style-name="ce13" table:number-columns-repeated="6"/>
          <table:table-cell table:style-name="ce34" table:number-columns-repeated="3"/>
          <table:table-cell table:style-name="ce13" table:number-columns-repeated="1004"/>
        </table:table-row>
        <table:table-row table:style-name="ro1">
          <table:table-cell table:style-name="ce16" office:value-type="string" calcext:value-type="string">
            <text:p>Azarinth Perception</text:p>
          </table:table-cell>
          <table:table-cell table:style-name="ce16" office:value-type="float" office:value="3" calcext:value-type="float">
            <text:p>3</text:p>
          </table:table-cell>
          <table:table-cell table:style-name="ce26" office:value-type="float" office:value="24" calcext:value-type="float">
            <text:p>24</text:p>
          </table:table-cell>
          <table:table-cell table:style-name="ce16" table:formula="of:=[.C26]+([.B26]-1)*20" office:value-type="float" office:value="64" calcext:value-type="float">
            <text:p>64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36" table:formula="of:=1+IF([.E26]=1;[.$D$9];0%)+IF([.G26]=1;[.$D$11];0%)+IF([.F26]=1;[.$D$10];0%)" office:value-type="percentage" office:value="8" calcext:value-type="percentage">
            <text:p>800.00%</text:p>
          </table:table-cell>
          <table:table-cell table:style-name="ce36" table:number-columns-repeated="2"/>
          <table:table-cell table:style-name="ce16" table:number-columns-repeated="6"/>
          <table:table-cell table:style-name="ce36" table:number-columns-repeated="3"/>
          <table:table-cell table:style-name="ce16" table:number-columns-repeated="1004"/>
        </table:table-row>
        <table:table-row table:style-name="ro1">
          <table:table-cell table:style-name="ce13" office:value-type="string" calcext:value-type="string">
            <text:p>Azarinth Reversal</text:p>
          </table:table-cell>
          <table:table-cell table:style-name="ce13" office:value-type="float" office:value="3" calcext:value-type="float">
            <text:p>3</text:p>
          </table:table-cell>
          <table:table-cell table:style-name="ce24" office:value-type="float" office:value="20" calcext:value-type="float">
            <text:p>20</text:p>
          </table:table-cell>
          <table:table-cell table:style-name="ce13" table:formula="of:=[.C27]+([.B27]-1)*20" office:value-type="float" office:value="60" calcext:value-type="float">
            <text:p>6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4" table:formula="of:=1+IF([.E27]=1;[.$D$9];0%)+IF([.G27]=1;[.$D$11];0%)+IF([.F27]=1;[.$D$10];0%)" office:value-type="percentage" office:value="8" calcext:value-type="percentage">
            <text:p>800.00%</text:p>
          </table:table-cell>
          <table:table-cell table:style-name="ce34" table:number-columns-repeated="2"/>
          <table:table-cell table:style-name="ce13" table:number-columns-repeated="6"/>
          <table:table-cell table:style-name="ce34" table:number-columns-repeated="3"/>
          <table:table-cell table:style-name="ce13" table:number-columns-repeated="1004"/>
        </table:table-row>
        <table:table-row table:style-name="ro1"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Kin of Ash</text:p>
          </table:table-cell>
          <table:table-cell table:style-name="ce6"/>
          <table:table-cell table:style-name="ce6" office:value-type="float" office:value="352" calcext:value-type="float">
            <text:p>352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2" office:value-type="string" calcext:value-type="string">
            <text:p>Armor of Ash</text:p>
          </table:table-cell>
          <table:table-cell table:style-name="ce2" office:value-type="float" office:value="3" calcext:value-type="float">
            <text:p>3</text:p>
          </table:table-cell>
          <table:table-cell table:style-name="ce21" office:value-type="float" office:value="30" calcext:value-type="float">
            <text:p>30</text:p>
          </table:table-cell>
          <table:table-cell table:style-name="ce2" table:formula="of:=[.C30]+([.B30]-1)*20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1" table:formula="of:=1+IF([.E30]=1;[.$D$9];0%)+IF([.G30]=1;[.$D$11];0%)+IF([.F30]=1;[.$D$10];0%)" office:value-type="percentage" office:value="9" calcext:value-type="percentage">
            <text:p>900.00%</text:p>
          </table:table-cell>
          <table:table-cell table:style-name="ce31" table:formula="of:=([.L30]+[.M30]*[.$D30])" office:value-type="percentage" office:value="1.35" calcext:value-type="percentage">
            <text:p>135.00%</text:p>
          </table:table-cell>
          <table:table-cell table:style-name="ce31" table:formula="of:=[.N30]" office:value-type="percentage" office:value="12.15" calcext:value-type="percentage">
            <text:p>1215.00%</text:p>
          </table:table-cell>
          <table:table-cell table:style-name="ce31" office:value-type="percentage" office:value="1" calcext:value-type="percentage">
            <text:p>100.00%</text:p>
          </table:table-cell>
          <table:table-cell table:style-name="ce31" office:value-type="percentage" office:value="0.005" calcext:value-type="percentage">
            <text:p>0.50%</text:p>
          </table:table-cell>
          <table:table-cell table:style-name="ce31" table:formula="of:=([.L30]+[.M30]*[.$D30])*[.$I30]" office:value-type="percentage" office:value="12.15" calcext:value-type="percentage">
            <text:p>1215.00%</text:p>
          </table:table-cell>
          <table:table-cell table:style-name="ce2" table:number-columns-repeated="6"/>
          <table:table-cell table:style-name="ce31" table:number-columns-repeated="12"/>
          <table:table-cell table:style-name="ce2" table:number-columns-repeated="992"/>
        </table:table-row>
        <table:table-row table:style-name="ro1">
          <table:table-cell office:value-type="string" calcext:value-type="string">
            <text:p>Aspect of Ash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C31]+([.B31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E31]=1;[.$D$9];0%)+IF([.G31]=1;[.$D$11];0%)+IF([.F31]=1;[.$D$10];0%)" office:value-type="percentage" office:value="8" calcext:value-type="percentage">
            <text:p>800.00%</text:p>
          </table:table-cell>
          <table:table-cell table:style-name="ce9" table:formula="of:=([.L31]+[.M31]*[.$D31])" office:value-type="percentage" office:value="0.7" calcext:value-type="percentage">
            <text:p>70.00%</text:p>
          </table:table-cell>
          <table:table-cell table:style-name="ce9" table:formula="of:=[.N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L31]+[.M31]*[.$D31])*[.$I31]" office:value-type="percentage" office:value="5.6" calcext:value-type="percentage">
            <text:p>56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U31]+[.V31]*[.$D31])*[.$I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X31]+[.Y31]*[.$D31])*[.$I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A31]+[.AB31]*[.$D31])*[.$I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D31]+[.AE31]*[.$D31])*[.$I31]" office:value-type="percentage" office:value="5.6" calcext:value-type="percentage">
            <text:p>560.00%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True Ash Creation</text:p>
          </table:table-cell>
          <table:table-cell table:style-name="ce3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3" table:formula="of:=[.C32]+([.B32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2" table:formula="of:=1+IF([.E32]=1;[.$D$9];0%)+IF([.G32]=1;[.$D$11];0%)+IF([.F32]=1;[.$D$10];0%)" office:value-type="percentage" office:value="2" calcext:value-type="percentage">
            <text:p>200.00%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Heart of Cinder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1" calcext:value-type="float">
            <text:p>21</text:p>
          </table:table-cell>
          <table:table-cell table:formula="of:=[.C33]+([.B33]-1)*20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E33]=1;[.$D$9];0%)+IF([.G33]=1;[.$D$11];0%)+IF([.F33]=1;[.$D$10];0%)" office:value-type="percentage" office:value="9" calcext:value-type="percentage">
            <text:p>900.00%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Storm of Cinders</text:p>
          </table:table-cell>
          <table:table-cell table:style-name="ce4" office:value-type="float" office:value="3" calcext:value-type="float">
            <text:p>3</text:p>
          </table:table-cell>
          <table:table-cell table:style-name="ce23" office:value-type="float" office:value="19" calcext:value-type="float">
            <text:p>19</text:p>
          </table:table-cell>
          <table:table-cell table:style-name="ce4" table:formula="of:=[.C34]+([.B34]-1)*20" office:value-type="float" office:value="59" calcext:value-type="float">
            <text:p>59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3" table:formula="of:=1+IF([.E34]=1;[.$D$9];0%)+IF([.G34]=1;[.$D$11];0%)+IF([.F34]=1;[.$D$10];0%)" office:value-type="percentage" office:value="2" calcext:value-type="percentage">
            <text:p>200.00%</text:p>
          </table:table-cell>
          <table:table-cell table:style-name="ce4" table:number-columns-repeated="1015"/>
        </table:table-row>
        <table:table-row table:style-name="ro1">
          <table:table-cell table:style-name="ce13" office:value-type="string" calcext:value-type="string">
            <text:p>Ash and Ember Unity</text:p>
          </table:table-cell>
          <table:table-cell table:style-name="ce13" office:value-type="float" office:value="3" calcext:value-type="float">
            <text:p>3</text:p>
          </table:table-cell>
          <table:table-cell table:style-name="ce24" office:value-type="float" office:value="27" calcext:value-type="float">
            <text:p>27</text:p>
          </table:table-cell>
          <table:table-cell table:style-name="ce13" table:formula="of:=[.C35]+([.B35]-1)*20" office:value-type="float" office:value="67" calcext:value-type="float">
            <text:p>67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4" table:formula="of:=1+IF([.E35]=1;[.$D$9];0%)+IF([.G35]=1;[.$D$11];0%)+IF([.F35]=1;[.$D$10];0%)" office:value-type="percentage" office:value="2" calcext:value-type="percentage">
            <text:p>200.00%</text:p>
          </table:table-cell>
          <table:table-cell table:style-name="ce13" table:number-columns-repeated="1015"/>
        </table:table-row>
        <table:table-row table:style-name="ro1">
          <table:table-cell table:style-name="ce15" office:value-type="string" calcext:value-type="string">
            <text:p>Ashen Wings</text:p>
          </table:table-cell>
          <table:table-cell table:style-name="ce15" office:value-type="float" office:value="3" calcext:value-type="float">
            <text:p>3</text:p>
          </table:table-cell>
          <table:table-cell table:style-name="ce25" office:value-type="float" office:value="25" calcext:value-type="float">
            <text:p>25</text:p>
          </table:table-cell>
          <table:table-cell table:style-name="ce15" table:formula="of:=[.C36]+([.B36]-1)*20" office:value-type="float" office:value="65" calcext:value-type="float">
            <text:p>65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5" table:formula="of:=1+IF([.E36]=1;[.$D$9];0%)+IF([.G36]=1;[.$D$11];0%)+IF([.F36]=1;[.$D$10];0%)" office:value-type="percentage" office:value="9" calcext:value-type="percentage">
            <text:p>900.00%</text:p>
          </table:table-cell>
          <table:table-cell table:style-name="ce15" table:number-columns-repeated="1015"/>
        </table:table-row>
        <table:table-row table:style-name="ro1">
          <table:table-cell table:style-name="ce13" office:value-type="string" calcext:value-type="string">
            <text:p>Eyes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4" office:value-type="float" office:value="17" calcext:value-type="float">
            <text:p>17</text:p>
          </table:table-cell>
          <table:table-cell table:style-name="ce13" table:formula="of:=[.C37]+([.B37]-1)*20" office:value-type="float" office:value="57" calcext:value-type="float">
            <text:p>57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4" table:formula="of:=1+IF([.E37]=1;[.$D$9];0%)+IF([.G37]=1;[.$D$11];0%)+IF([.F37]=1;[.$D$10];0%)" office:value-type="percentage" office:value="9" calcext:value-type="percentage">
            <text:p>900.00%</text:p>
          </table:table-cell>
          <table:table-cell table:style-name="ce34" table:formula="of:=([.AP37]+[.AQ37]*[.$D37])" office:value-type="percentage" office:value="0.585" calcext:value-type="percentage">
            <text:p>58.50%</text:p>
          </table:table-cell>
          <table:table-cell table:style-name="ce34" table:formula="of:=[.AR37]" office:value-type="percentage" office:value="5.265" calcext:value-type="percentage">
            <text:p>526.50%</text:p>
          </table:table-cell>
          <table:table-cell table:style-name="ce34" table:number-columns-repeated="3"/>
          <table:table-cell table:style-name="ce13" table:number-columns-repeated="6"/>
          <table:table-cell table:style-name="ce34" table:number-columns-repeated="12"/>
          <table:table-cell table:style-name="ce13" table:number-columns-repeated="6"/>
          <table:table-cell table:style-name="ce34" table:number-columns-repeated="3"/>
          <table:table-cell table:style-name="ce34" office:value-type="percentage" office:value="0.3" calcext:value-type="percentage">
            <text:p>30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AP37]+[.AQ37]*[.$D37])*[.$I37]" office:value-type="percentage" office:value="5.265" calcext:value-type="percentage">
            <text:p>526.50%</text:p>
          </table:table-cell>
          <table:table-cell table:style-name="ce13" table:number-columns-repeated="980"/>
        </table:table-row>
        <table:table-row table:style-name="ro1">
          <table:table-cell table:style-name="ce16" office:value-type="string" calcext:value-type="string">
            <text:p>Avatar of Ash</text:p>
          </table:table-cell>
          <table:table-cell table:style-name="ce16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6" table:formula="of:=[.C38]+([.B38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6" table:formula="of:=1+IF([.E38]=1;[.$D$9];0%)+IF([.G38]=1;[.$D$11];0%)+IF([.F38]=1;[.$D$10];0%)" office:value-type="percentage" office:value="9" calcext:value-type="percentage">
            <text:p>900.00%</text:p>
          </table:table-cell>
          <table:table-cell table:style-name="ce36" table:formula="of:=([.AD38]+[.AE38]*[.$D38])" office:value-type="percentage" office:value="0.65" calcext:value-type="percentage">
            <text:p>65.00%</text:p>
          </table:table-cell>
          <table:table-cell table:style-name="ce36" table:formula="of:=[.AF38]" office:value-type="percentage" office:value="5.85" calcext:value-type="percentage">
            <text:p>585.00%</text:p>
          </table:table-cell>
          <table:table-cell table:style-name="ce36" table:number-columns-repeated="3"/>
          <table:table-cell table:style-name="ce16" table:number-columns-repeated="6"/>
          <table:table-cell table:style-name="ce36" table:number-columns-repeated="9"/>
          <table:table-cell table:style-name="ce36" office:value-type="percentage" office:value="0.3" calcext:value-type="percentage">
            <text:p>30.00%</text:p>
          </table:table-cell>
          <table:table-cell table:style-name="ce36" office:value-type="percentage" office:value="0.005" calcext:value-type="percentage">
            <text:p>0.50%</text:p>
          </table:table-cell>
          <table:table-cell table:style-name="ce36" table:formula="of:=([.AD38]+[.AE38]*[.$D38])*[.$I38]" office:value-type="percentage" office:value="5.85" calcext:value-type="percentage">
            <text:p>585.00%</text:p>
          </table:table-cell>
          <table:table-cell table:style-name="ce16" table:number-columns-repeated="6"/>
          <table:table-cell table:style-name="ce36" office:value-type="percentage" office:value="0.3" calcext:value-type="percentage">
            <text:p>30.00%</text:p>
          </table:table-cell>
          <table:table-cell table:style-name="ce36" office:value-type="percentage" office:value="0.005" calcext:value-type="percentage">
            <text:p>0.50%</text:p>
          </table:table-cell>
          <table:table-cell table:style-name="ce36" table:formula="of:=([.AM38]+[.AN38]*[.$D38])*[.$I38]" office:value-type="percentage" office:value="5.85" calcext:value-type="percentage">
            <text:p>585.00%</text:p>
          </table:table-cell>
          <table:table-cell table:style-name="ce16" table:number-columns-repeated="983"/>
        </table:table-row>
        <table:table-row table:style-name="ro1">
          <table:table-cell table:style-name="ce13" office:value-type="string" calcext:value-type="string">
            <text:p>Keeper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4" office:value-type="float" office:value="28" calcext:value-type="float">
            <text:p>28</text:p>
          </table:table-cell>
          <table:table-cell table:style-name="ce13" table:formula="of:=[.C39]+([.B39]-1)*20" office:value-type="float" office:value="68" calcext:value-type="float">
            <text:p>68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4" table:formula="of:=1+IF([.E39]=1;[.$D$9];0%)+IF([.G39]=1;[.$D$11];0%)+IF([.F39]=1;[.$D$10];0%)" office:value-type="percentage" office:value="8" calcext:value-type="percentage">
            <text:p>800.00%</text:p>
          </table:table-cell>
          <table:table-cell table:style-name="ce34" table:formula="of:=([.R39]+[.S39]*[.$D39])" office:value-type="percentage" office:value="0.84" calcext:value-type="percentage">
            <text:p>84.00%</text:p>
          </table:table-cell>
          <table:table-cell table:style-name="ce34" table:formula="of:=[.T39]" office:value-type="percentage" office:value="6.72" calcext:value-type="percentage">
            <text:p>672.00%</text:p>
          </table:table-cell>
          <table:table-cell table:style-name="ce34" table:number-columns-repeated="3"/>
          <table:table-cell table:style-name="ce13" table:number-columns-repeated="3"/>
          <table:table-cell table:style-name="ce34" office:value-type="percentage" office:value="0.5" calcext:value-type="percentage">
            <text:p>50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R39]+[.S39]*[.$D39])*[.$I39]" office:value-type="percentage" office:value="6.72" calcext:value-type="percentage">
            <text:p>672.00%</text:p>
          </table:table-cell>
          <table:table-cell table:style-name="ce34" table:number-columns-repeated="12"/>
          <table:table-cell table:style-name="ce13" table:number-columns-repeated="6"/>
          <table:table-cell table:style-name="ce34" table:number-columns-repeated="3"/>
          <table:table-cell table:style-name="ce13" table:number-columns-repeated="983"/>
        </table:table-row>
        <table:table-row table:style-name="ro1"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3"/>
        </table:table-row>
        <table:table-row table:style-name="ro1">
          <table:table-cell table:style-name="ce6" office:value-type="string" calcext:value-type="string">
            <text:p>The Faen Valkyrie</text:p>
          </table:table-cell>
          <table:table-cell table:style-name="ce6"/>
          <table:table-cell table:style-name="ce6" office:value-type="float" office:value="86" calcext:value-type="float">
            <text:p>86</text:p>
          </table:table-cell>
          <table:table-cell table:style-name="ce6"/>
          <table:table-cell table:number-columns-repeated="4"/>
          <table:table-cell table:style-name="ce9" table:number-columns-repeated="5"/>
          <table:table-cell table:style-name="ce9" office:value-type="percentage" office:value="2.5" calcext:value-type="percentage">
            <text:p>25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3"/>
        </table:table-row>
        <table:table-row table:style-name="ro1">
          <table:table-cell table:style-name="ce2" office:value-type="string" calcext:value-type="string">
            <text:p>Force</text:p>
          </table:table-cell>
          <table:table-cell table:style-name="ce2" office:value-type="float" office:value="1" calcext:value-type="float">
            <text:p>1</text:p>
          </table:table-cell>
          <table:table-cell table:style-name="ce21" office:value-type="float" office:value="15" calcext:value-type="float">
            <text:p>15</text:p>
          </table:table-cell>
          <table:table-cell table:style-name="ce2" table:formula="of:=[.C42]+([.B42]-1)*20" office:value-type="float" office:value="15" calcext:value-type="float">
            <text:p>15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31" table:formula="of:=1+IF([.E42]=1;[.$D$9];0%)+IF([.G42]=1;[.$D$11];0%)+IF([.F42]=1;[.$D$10];0%)+IF([.H42];[.$D$12];0%)" office:value-type="percentage" office:value="2" calcext:value-type="percentage">
            <text:p>200.00%</text:p>
          </table:table-cell>
          <table:table-cell table:style-name="ce31" table:number-columns-repeated="5"/>
          <table:table-cell table:style-name="ce2" table:number-columns-repeated="3"/>
          <table:table-cell table:style-name="ce31" table:number-columns-repeated="15"/>
          <table:table-cell table:style-name="ce2" table:number-columns-repeated="6"/>
          <table:table-cell table:style-name="ce31" table:number-columns-repeated="3"/>
          <table:table-cell table:style-name="ce2" table:number-columns-repeated="983"/>
        </table:table-row>
        <table:table-row table:style-name="ro1">
          <table:table-cell office:value-type="string" calcext:value-type="string">
            <text:p>Flare of Creation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formula="of:=[.C43]+([.B43]-1)*20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E43]=1;[.$D$9];0%)+IF([.G43]=1;[.$D$11];0%)+IF([.F43]=1;[.$D$10];0%)+IF([.H43];[.$D$12];0%)" office:value-type="percentage" office:value="8" calcext:value-type="percentage">
            <text:p>800.00%</text:p>
          </table:table-cell>
          <table:table-cell table:style-name="ce9" table:formula="of:=([.L43]+[.M43]*[.$D43])" office:value-type="percentage" office:value="0.365" calcext:value-type="percentage">
            <text:p>36.50%</text:p>
          </table:table-cell>
          <table:table-cell table:style-name="ce9" table:formula="of:=[.N43]" office:value-type="percentage" office:value="2.92" calcext:value-type="percentage">
            <text:p>292.00%</text:p>
          </table:table-cell>
          <table:table-cell table:style-name="ce9" office:value-type="percentage" office:value="0.25" calcext:value-type="percentage">
            <text:p>2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L43]+[.M43]*[.$D43])*[.$I43]" office:value-type="percentage" office:value="2.92" calcext:value-type="percentage">
            <text:p>292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3"/>
        </table:table-row>
        <table:table-row table:style-name="ro1">
          <table:table-cell table:style-name="ce3" office:value-type="string" calcext:value-type="string">
            <text:p>Displacement</text:p>
          </table:table-cell>
          <table:table-cell table:style-name="ce3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3" table:formula="of:=[.C44]+([.B44]-1)*20" office:value-type="float" office:value="21" calcext:value-type="float">
            <text:p>2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2" table:formula="of:=1+IF([.E44]=1;[.$D$9];0%)+IF([.G44]=1;[.$D$11];0%)+IF([.F44]=1;[.$D$10];0%)+IF([.H44];[.$D$12];0%)" office:value-type="percentage" office:value="2" calcext:value-type="percentage">
            <text:p>200.00%</text:p>
          </table:table-cell>
          <table:table-cell table:style-name="ce32" table:number-columns-repeated="5"/>
          <table:table-cell table:style-name="ce3" table:number-columns-repeated="3"/>
          <table:table-cell table:style-name="ce32" table:number-columns-repeated="15"/>
          <table:table-cell table:style-name="ce3" table:number-columns-repeated="6"/>
          <table:table-cell table:style-name="ce32" table:number-columns-repeated="3"/>
          <table:table-cell table:style-name="ce3" table:number-columns-repeated="983"/>
        </table:table-row>
        <table:table-row table:style-name="ro1">
          <table:table-cell table:style-name="ce13" office:value-type="string" calcext:value-type="string">
            <text:p>Space Shift</text:p>
          </table:table-cell>
          <table:table-cell table:style-name="ce13" office:value-type="float" office:value="1" calcext:value-type="float">
            <text:p>1</text:p>
          </table:table-cell>
          <table:table-cell table:style-name="ce24" office:value-type="float" office:value="16" calcext:value-type="float">
            <text:p>16</text:p>
          </table:table-cell>
          <table:table-cell table:style-name="ce13" table:formula="of:=[.C45]+([.B45]-1)*20" office:value-type="float" office:value="16" calcext:value-type="float">
            <text:p>16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34" table:formula="of:=1+IF([.E45]=1;[.$D$9];0%)+IF([.G45]=1;[.$D$11];0%)+IF([.F45]=1;[.$D$10];0%)+IF([.H45];[.$D$12];0%)" office:value-type="percentage" office:value="2" calcext:value-type="percentage">
            <text:p>200.00%</text:p>
          </table:table-cell>
          <table:table-cell table:style-name="ce34" table:number-columns-repeated="5"/>
          <table:table-cell table:style-name="ce13" table:number-columns-repeated="3"/>
          <table:table-cell table:style-name="ce34" table:number-columns-repeated="15"/>
          <table:table-cell table:style-name="ce13" table:number-columns-repeated="6"/>
          <table:table-cell table:style-name="ce34" table:number-columns-repeated="3"/>
          <table:table-cell table:style-name="ce13" table:number-columns-repeated="983"/>
        </table:table-row>
        <table:table-row table:style-name="ro1">
          <table:table-cell table:style-name="ce15" office:value-type="string" calcext:value-type="string">
            <text:p>Body of the Valkyrie</text:p>
          </table:table-cell>
          <table:table-cell table:style-name="ce15" office:value-type="float" office:value="1" calcext:value-type="float">
            <text:p>1</text:p>
          </table:table-cell>
          <table:table-cell table:style-name="ce25" office:value-type="float" office:value="7" calcext:value-type="float">
            <text:p>7</text:p>
          </table:table-cell>
          <table:table-cell table:style-name="ce15" table:formula="of:=[.C46]+([.B46]-1)*20" office:value-type="float" office:value="7" calcext:value-type="float">
            <text:p>7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5" table:formula="of:=1+IF([.E46]=1;[.$D$9];0%)+IF([.G46]=1;[.$D$11];0%)+IF([.F46]=1;[.$D$10];0%)+IF([.H46];[.$D$12];0%)" office:value-type="percentage" office:value="9" calcext:value-type="percentage">
            <text:p>900.00%</text:p>
          </table:table-cell>
          <table:table-cell table:style-name="ce35" table:formula="of:=([.L46]+[.M46]*[.$D46])" office:value-type="percentage" office:value="0.185" calcext:value-type="percentage">
            <text:p>18.50%</text:p>
          </table:table-cell>
          <table:table-cell table:style-name="ce35" table:formula="of:=[.N46]" office:value-type="percentage" office:value="1.665" calcext:value-type="percentage">
            <text:p>166.50%</text:p>
          </table:table-cell>
          <table:table-cell table:style-name="ce35" office:value-type="percentage" office:value="0.15" calcext:value-type="percentage">
            <text:p>15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L46]+[.M46]*[.$D46])*[.$I46]" office:value-type="percentage" office:value="1.665" calcext:value-type="percentage">
            <text:p>166.50%</text:p>
          </table:table-cell>
          <table:table-cell table:style-name="ce15" table:number-columns-repeated="3"/>
          <table:table-cell table:style-name="ce35" table:number-columns-repeated="15"/>
          <table:table-cell table:style-name="ce35" office:value-type="percentage" office:value="0.05" calcext:value-type="percentage">
            <text:p>5.00%</text:p>
          </table:table-cell>
          <table:table-cell table:style-name="ce35" office:value-type="percentage" office:value="0.001" calcext:value-type="percentage">
            <text:p>0.10%</text:p>
          </table:table-cell>
          <table:table-cell table:style-name="ce35" table:formula="of:=([.AG46]+[.AH46]*[.$D46])*[.$I46]" office:value-type="percentage" office:value="0.513" calcext:value-type="percentage">
            <text:p>51.30%</text:p>
          </table:table-cell>
          <table:table-cell table:style-name="ce35" office:value-type="percentage" office:value="0.05" calcext:value-type="percentage">
            <text:p>5.00%</text:p>
          </table:table-cell>
          <table:table-cell table:style-name="ce35" office:value-type="percentage" office:value="0.001" calcext:value-type="percentage">
            <text:p>0.10%</text:p>
          </table:table-cell>
          <table:table-cell table:style-name="ce35" table:formula="of:=([.AJ46]+[.AK46]*[.$D46])*[.$I46]" office:value-type="percentage" office:value="0.513" calcext:value-type="percentage">
            <text:p>51.30%</text:p>
          </table:table-cell>
          <table:table-cell table:style-name="ce35" table:number-columns-repeated="3"/>
          <table:table-cell table:style-name="ce15" table:number-columns-repeated="983"/>
        </table:table-row>
        <table:table-row table:style-name="ro1">
          <table:table-cell table:style-name="ce13" office:value-type="string" calcext:value-type="string">
            <text:p>Space Awareness</text:p>
          </table:table-cell>
          <table:table-cell table:style-name="ce13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style-name="ce13" table:formula="of:=[.C47]+([.B47]-1)*20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4" table:formula="of:=1+IF([.E47]=1;[.$D$9];0%)+IF([.G47]=1;[.$D$11];0%)+IF([.F47]=1;[.$D$10];0%)+IF([.H47];[.$D$12];0%)" office:value-type="percentage" office:value="8" calcext:value-type="percentage">
            <text:p>800.00%</text:p>
          </table:table-cell>
          <table:table-cell table:style-name="ce34" table:number-columns-repeated="5"/>
          <table:table-cell table:style-name="ce13" table:number-columns-repeated="3"/>
          <table:table-cell table:style-name="ce34" table:number-columns-repeated="15"/>
          <table:table-cell table:style-name="ce13" table:number-columns-repeated="6"/>
          <table:table-cell table:style-name="ce34" table:number-columns-repeated="3"/>
          <table:table-cell table:style-name="ce13"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ditation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6"/>
          <table:table-cell table:style-name="ce9" table:formula="of:=300%+[.D49]*3%" office:value-type="percentage" office:value="4.44" calcext:value-type="percentage">
            <text:p>444.00%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9"/>
          <table:table-cell table:number-columns-repeated="1013"/>
        </table:table-row>
        <table:table-row table:style-name="ro1">
          <table:table-cell table:style-name="ce8" table:formula="of:=COM.MICROSOFT.CONCAT([.B51];[.E51];[.C51];[.F51];[.G51])" office:value-type="string" office:string-value="Class 1: 352 - The Azarinth Sentinel" calcext:value-type="string">
            <text:p>Class 1: 352 - The Azarinth Sentinel</text:p>
          </table:table-cell>
          <table:table-cell office:value-type="string" calcext:value-type="string">
            <text:p>Class 1:</text:p>
          </table:table-cell>
          <table:table-cell table:formula="of:=[.C17]" office:value-type="float" office:value="352" calcext:value-type="float">
            <text:p>352</text:p>
          </table:table-cell>
          <table:table-cell table:formula="of:=LEN([.C51])" office:value-type="float" office:value="3" calcext:value-type="float">
            <text:p>3</text:p>
          </table:table-cell>
          <table:table-cell table:formula="of:=REPT(&quot; &quot;; MAX([.$D$51:.$D$53])-[.D51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A17]" office:value-type="string" office:string-value="The Azarinth Sentinel" calcext:value-type="string">
            <text:p>The Azarinth Sentinel</text:p>
          </table:table-cell>
          <table:table-cell table:number-columns-repeated="1017"/>
        </table:table-row>
        <table:table-row table:style-name="ro1">
          <table:table-cell table:style-name="ce8" table:formula="of:=COM.MICROSOFT.CONCAT([.B52];[.E52];[.C52];[.F52];[.G52])" office:value-type="string" office:string-value="Class 2: 352 - Kin of Ash" calcext:value-type="string">
            <text:p>Class 2: 352 - Kin of Ash</text:p>
          </table:table-cell>
          <table:table-cell office:value-type="string" calcext:value-type="string">
            <text:p>Class 2:</text:p>
          </table:table-cell>
          <table:table-cell table:formula="of:=[.C29]" office:value-type="float" office:value="352" calcext:value-type="float">
            <text:p>352</text:p>
          </table:table-cell>
          <table:table-cell table:formula="of:=LEN([.C52])" office:value-type="float" office:value="3" calcext:value-type="float">
            <text:p>3</text:p>
          </table:table-cell>
          <table:table-cell table:formula="of:=REPT(&quot; &quot;; MAX([.$D$51:.$D$53])-[.D52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A29]" office:value-type="string" office:string-value="Kin of Ash" calcext:value-type="string">
            <text:p>Kin of Ash</text:p>
          </table:table-cell>
          <table:table-cell table:number-columns-repeated="3"/>
          <table:table-cell table:style-name="ce9"/>
          <table:table-cell table:number-columns-repeated="1013"/>
        </table:table-row>
        <table:table-row table:style-name="ro1">
          <table:table-cell table:style-name="ce8" table:formula="of:=COM.MICROSOFT.CONCAT([.B53];[.E53];[.C53];[.F53];[.G53])" office:value-type="string" office:string-value="Class 3:  86 - The Faen Valkyrie" calcext:value-type="string">
            <text:p>Class 3: <text:s/>86 - The Faen Valkyrie</text:p>
          </table:table-cell>
          <table:table-cell office:value-type="string" calcext:value-type="string">
            <text:p>Class 3:</text:p>
          </table:table-cell>
          <table:table-cell table:formula="of:=[.C41]" office:value-type="float" office:value="86" calcext:value-type="float">
            <text:p>86</text:p>
          </table:table-cell>
          <table:table-cell table:formula="of:=LEN([.C53])" office:value-type="float" office:value="2" calcext:value-type="float">
            <text:p>2</text:p>
          </table:table-cell>
          <table:table-cell table:formula="of:=REPT(&quot; &quot;; MAX([.$D$51:.$D$53])-[.D53]+1)" office:value-type="string" office:string-value="  " calcext:value-type="string">
            <text:p><text:s text:c="2"/></text:p>
          </table:table-cell>
          <table:table-cell office:value-type="string" calcext:value-type="string">
            <text:p><text:s/>- </text:p>
          </table:table-cell>
          <table:table-cell table:formula="of:=[.A41]" office:value-type="string" office:string-value="The Faen Valkyrie" calcext:value-type="string">
            <text:p>The Faen Valkyrie</text:p>
          </table:table-cell>
          <table:table-cell table:number-columns-repeated="3"/>
          <table:table-cell table:style-name="ce9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9" table:formula="of:=COM.MICROSOFT.CONCAT([.B55];[.C55];[.D55])" office:value-type="string" office:string-value="700% Body Enhancement" calcext:value-type="string">
            <text:p>700% Body Enhancement</text:p>
          </table:table-cell>
          <table:table-cell table:style-name="ce9" table:formula="of:=TEXT([.D9]; &quot;#,###%&quot;)" office:value-type="string" office:string-value="700%" calcext:value-type="string">
            <text:p>700%</text:p>
          </table:table-cell>
          <table:table-cell table:formula="of:=IF([.D9]&lt;10; &quot; &quot;; &quot;&quot;)" office:value-type="string" office:string-value=" " calcext:value-type="string">
            <text:p><text:s/></text:p>
          </table:table-cell>
          <table:table-cell table:formula="of:=[.A9]" office:value-type="string" office:string-value="Body Enhancement" calcext:value-type="string">
            <text:p>Body Enhancement</text:p>
          </table:table-cell>
          <table:table-cell table:number-columns-repeated="1020"/>
        </table:table-row>
        <table:table-row table:style-name="ro1">
          <table:table-cell table:style-name="ce9" table:formula="of:=COM.MICROSOFT.CONCAT([.B56];[.C56];[.D56])" office:value-type="string" office:string-value="200% Healing" calcext:value-type="string">
            <text:p>200% Healing</text:p>
          </table:table-cell>
          <table:table-cell table:style-name="ce9" table:formula="of:=TEXT([.D10]; &quot;#,###%&quot;)" office:value-type="string" office:string-value="200%" calcext:value-type="string">
            <text:p>200%</text:p>
          </table:table-cell>
          <table:table-cell table:formula="of:=IF([.D10]&lt;10; &quot; &quot;; &quot;&quot;)" office:value-type="string" office:string-value=" " calcext:value-type="string">
            <text:p><text:s/></text:p>
          </table:table-cell>
          <table:table-cell table:formula="of:=[.A10]" office:value-type="string" office:string-value="Healing" calcext:value-type="string">
            <text:p>Healing</text:p>
          </table:table-cell>
          <table:table-cell table:number-columns-repeated="1020"/>
        </table:table-row>
        <table:table-row table:style-name="ro1">
          <table:table-cell table:style-name="ce9" table:formula="of:=COM.MICROSOFT.CONCAT([.B57];[.C57];[.D57])" office:value-type="string" office:string-value="100% Ashen" calcext:value-type="string">
            <text:p>100% Ashen</text:p>
          </table:table-cell>
          <table:table-cell table:style-name="ce9" table:formula="of:=TEXT([.D11]; &quot;#,###%&quot;)" office:value-type="string" office:string-value="100%" calcext:value-type="string">
            <text:p>100%</text:p>
          </table:table-cell>
          <table:table-cell table:formula="of:=IF([.D11]&lt;10; &quot; &quot;; &quot;&quot;)" office:value-type="string" office:string-value=" " calcext:value-type="string">
            <text:p><text:s/></text:p>
          </table:table-cell>
          <table:table-cell table:formula="of:=[.A11]" office:value-type="string" office:string-value="Ashen" calcext:value-type="string">
            <text:p>Ashen</text:p>
          </table:table-cell>
          <table:table-cell table:number-columns-repeated="1020"/>
        </table:table-row>
        <table:table-row table:style-name="ro1">
          <table:table-cell table:style-name="ce9" table:formula="of:=COM.MICROSOFT.CONCAT([.B58];[.C58];[.D58])" office:value-type="string" office:string-value="100% Space" calcext:value-type="string">
            <text:p>100% Space</text:p>
          </table:table-cell>
          <table:table-cell table:style-name="ce9" table:formula="of:=TEXT([.D12]; &quot;#,###%&quot;)" office:value-type="string" office:string-value="100%" calcext:value-type="string">
            <text:p>100%</text:p>
          </table:table-cell>
          <table:table-cell table:formula="of:=IF([.D12]&lt;10; &quot; &quot;; &quot;&quot;)" office:value-type="string" office:string-value=" " calcext:value-type="string">
            <text:p><text:s/></text:p>
          </table:table-cell>
          <table:table-cell table:formula="of:=[.A12]" office:value-type="string" office:string-value="Space" calcext:value-type="string">
            <text:p>Spa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&quot;Vit: &quot;; [.D2])" office:value-type="string" office:string-value="Vit: 820" calcext:value-type="string">
            <text:p>Vit: 820</text:p>
          </table:table-cell>
          <table:table-cell table:number-columns-repeated="1023"/>
        </table:table-row>
        <table:table-row table:style-name="ro1">
          <table:table-cell table:formula="of:=COM.MICROSOFT.CONCAT(&quot;End: &quot;; [.D3])" office:value-type="string" office:string-value="End: 420" calcext:value-type="string">
            <text:p>End: 420</text:p>
          </table:table-cell>
          <table:table-cell table:number-columns-repeated="1023"/>
        </table:table-row>
        <table:table-row table:style-name="ro1">
          <table:table-cell table:formula="of:=COM.MICROSOFT.CONCAT(&quot;Str: &quot;; [.E62];[.F62];[.G62];[.H62])" office:value-type="string" office:string-value="Str: 515 [6,901.0]" calcext:value-type="string">
            <text:p>Str: 515 [6,901.0]</text:p>
          </table:table-cell>
          <table:table-cell table:number-columns-repeated="3"/>
          <table:table-cell table:formula="of:=[.D4]" office:value-type="float" office:value="515" calcext:value-type="float">
            <text:p>515</text:p>
          </table:table-cell>
          <table:table-cell office:value-type="string" calcext:value-type="string">
            <text:p><text:s/>[</text:p>
          </table:table-cell>
          <table:table-cell table:style-name="ce14" table:formula="of:=TEXT([.E4];&quot;#,##0.0&quot;)" office:value-type="string" office:string-value="6,901.0" calcext:value-type="string">
            <text:p>6,901.0</text:p>
          </table:table-cell>
          <table:table-cell office:value-type="string" calcext:value-type="string">
            <text:p>]</text:p>
          </table:table-cell>
          <table:table-cell table:number-columns-repeated="1016"/>
        </table:table-row>
        <table:table-row table:style-name="ro1">
          <table:table-cell table:formula="of:=COM.MICROSOFT.CONCAT(&quot;Dex: &quot;; [.E63]; [.F63];[.G63];[.H63])" office:value-type="string" office:string-value="Dex: 425 [2,805.0]" calcext:value-type="string">
            <text:p>Dex: 425 [2,805.0]</text:p>
          </table:table-cell>
          <table:table-cell table:number-columns-repeated="3"/>
          <table:table-cell table:formula="of:=[.D5]" office:value-type="float" office:value="425" calcext:value-type="float">
            <text:p>425</text:p>
          </table:table-cell>
          <table:table-cell office:value-type="string" calcext:value-type="string">
            <text:p><text:s/>[</text:p>
          </table:table-cell>
          <table:table-cell table:style-name="ce14" table:formula="of:=TEXT([.E5];&quot;#,##0.0&quot;)" office:value-type="string" office:string-value="2,805.0" calcext:value-type="string">
            <text:p>2,805.0</text:p>
          </table:table-cell>
          <table:table-cell office:value-type="string" calcext:value-type="string">
            <text:p>]</text:p>
          </table:table-cell>
          <table:table-cell table:number-columns-repeated="1016"/>
        </table:table-row>
        <table:table-row table:style-name="ro1">
          <table:table-cell table:formula="of:=COM.MICROSOFT.CONCAT(&quot;Int: &quot;; [.E64]; [.F64]; [.G64]; [.H64])" office:value-type="string" office:string-value="Int: 820 [10,988.0]" calcext:value-type="string">
            <text:p>Int: 820 [10,988.0]</text:p>
          </table:table-cell>
          <table:table-cell table:number-columns-repeated="3"/>
          <table:table-cell table:formula="of:=[.D6]" office:value-type="float" office:value="820" calcext:value-type="float">
            <text:p>820</text:p>
          </table:table-cell>
          <table:table-cell office:value-type="string" calcext:value-type="string">
            <text:p><text:s/>[</text:p>
          </table:table-cell>
          <table:table-cell table:style-name="ce14" table:formula="of:=TEXT([.E6];&quot;#,##0.0&quot;)" office:value-type="string" office:string-value="10,988.0" calcext:value-type="string">
            <text:p>10,988.0</text:p>
          </table:table-cell>
          <table:table-cell office:value-type="string" calcext:value-type="string">
            <text:p>]</text:p>
          </table:table-cell>
          <table:table-cell table:number-columns-repeated="1016"/>
        </table:table-row>
        <table:table-row table:style-name="ro1">
          <table:table-cell table:formula="of:=COM.MICROSOFT.CONCAT(&quot;Wis: &quot;; [.D7])" office:value-type="string" office:string-value="Wis: 1000" calcext:value-type="string">
            <text:p>Wis: 100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4" table:formula="of:=COM.MICROSOFT.CONCAT(&quot;Resilience: &quot;; TEXT([.I3]*100;&quot;#,##0.0&quot;); &quot;%&quot;)" office:value-type="string" office:string-value="Resilience: 3,163.5%" calcext:value-type="string">
            <text:p>Resilience: 3,163.5%</text:p>
          </table:table-cell>
          <table:table-cell table:style-name="ce14" table:number-columns-repeated="2"/>
          <table:table-cell table:style-name="ce12"/>
          <table:table-cell table:number-columns-repeated="1020"/>
        </table:table-row>
        <table:table-row table:style-name="ro1">
          <table:table-cell table:style-name="ce9" table:formula="of:=COM.MICROSOFT.CONCAT(&quot;Speed+:     &quot;;TEXT([.I4]*100;&quot;#,##0.0&quot;); &quot;%&quot;)" office:value-type="string" office:string-value="Speed+:     1,825.0%" calcext:value-type="string">
            <text:p>Speed+: <text:s text:c="4"/>1,825.0%</text:p>
          </table:table-cell>
          <table:table-cell table:style-name="ce9" table:number-columns-repeated="2"/>
          <table:table-cell table:number-columns-repeated="1021"/>
        </table:table-row>
        <table:table-row table:style-name="ro1">
          <table:table-cell table:style-name="ce9" table:formula="of:=COM.MICROSOFT.CONCAT(&quot;Damage+:    &quot;;TEXT([.I6]*100;&quot;#,##0.0&quot;); &quot;%&quot;)" office:value-type="string" office:string-value="Damage+:    1,552.0%" calcext:value-type="string">
            <text:p>Damage+: <text:s text:c="3"/>1,552.0%</text:p>
          </table:table-cell>
          <table:table-cell table:style-name="ce9"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&quot;Health: &quot;; [.D71];[.B71])" office:value-type="string" office:string-value="Health:   8,200" calcext:value-type="string">
            <text:p>Health: <text:s text:c="2"/>8,200</text:p>
          </table:table-cell>
          <table:table-cell table:formula="of:=TEXT([.R2];&quot;#,##0&quot;)" office:value-type="string" office:string-value="8,200" calcext:value-type="string">
            <text:p>8,200</text:p>
          </table:table-cell>
          <table:table-cell table:formula="of:=LEN([.B71])" office:value-type="float" office:value="5" calcext:value-type="float">
            <text:p>5</text:p>
          </table:table-cell>
          <table:table-cell table:formula="of:=REPT(&quot; &quot;;MAX([.$C$71:.$C$73])-[.C71]+1)" office:value-type="string" office:string-value="  " calcext:value-type="string">
            <text:p><text:s text:c="2"/></text:p>
          </table:table-cell>
          <table:table-cell table:number-columns-repeated="1020"/>
        </table:table-row>
        <table:table-row table:style-name="ro1">
          <table:table-cell table:formula="of:=COM.MICROSOFT.CONCAT(&quot;Stamina:&quot;; [.D72];[.B72])" office:value-type="string" office:string-value="Stamina:  4,200" calcext:value-type="string">
            <text:p>Stamina: <text:s/>4,200</text:p>
          </table:table-cell>
          <table:table-cell table:formula="of:=TEXT([.R3];&quot;#,##0&quot;)" office:value-type="string" office:string-value="4,200" calcext:value-type="string">
            <text:p>4,200</text:p>
          </table:table-cell>
          <table:table-cell table:formula="of:=LEN([.B72])" office:value-type="float" office:value="5" calcext:value-type="float">
            <text:p>5</text:p>
          </table:table-cell>
          <table:table-cell table:formula="of:=REPT(&quot; &quot;;MAX([.$C$71:.$C$73])-[.C72]+1)" office:value-type="string" office:string-value="  " calcext:value-type="string">
            <text:p><text:s text:c="2"/></text:p>
          </table:table-cell>
          <table:table-cell table:number-columns-repeated="1020"/>
        </table:table-row>
        <table:table-row table:style-name="ro1">
          <table:table-cell table:formula="of:=COM.MICROSOFT.CONCAT(&quot;Mana:   &quot;; [.D73];[.B73])" office:value-type="string" office:string-value="Mana:    20,000" calcext:value-type="string">
            <text:p>Mana: <text:s text:c="3"/>20,000</text:p>
          </table:table-cell>
          <table:table-cell table:formula="of:=TEXT([.R4];&quot;#,##0&quot;)" office:value-type="string" office:string-value="20,000" calcext:value-type="string">
            <text:p>20,000</text:p>
          </table:table-cell>
          <table:table-cell table:formula="of:=LEN([.B73])" office:value-type="float" office:value="6" calcext:value-type="float">
            <text:p>6</text:p>
          </table:table-cell>
          <table:table-cell table:formula="of:=REPT(&quot; &quot;;MAX([.$C$71:.$C$73])-[.C73]+1)" office:value-type="string" office:string-value=" 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gen:</text:p>
          </table:table-cell>
          <table:table-cell table:number-columns-repeated="1023"/>
        </table:table-row>
        <table:table-row table:style-name="ro1">
          <table:table-cell table:formula="of:=COM.MICROSOFT.CONCAT(&quot;hp/sec:  &quot;; TEXT([.U2]*100;&quot;#,##0.00&quot;); &quot;% [&quot;; TEXT([.T2];&quot;#,##0.0&quot;); &quot;]&quot;)" office:value-type="string" office:string-value="hp/sec:  0.27% [19.8]" calcext:value-type="string">
            <text:p>hp/sec: <text:s/>0.27% [19.8]</text:p>
          </table:table-cell>
          <table:table-cell table:number-columns-repeated="1023"/>
        </table:table-row>
        <table:table-row table:style-name="ro1">
          <table:table-cell table:formula="of:=COM.MICROSOFT.CONCAT(&quot;mp/sec:  &quot;; TEXT([.U3]*100;&quot;#,##0.00&quot;); &quot;% [&quot;; TEXT([.T3];&quot;#,##0.0&quot;); &quot;]&quot;)" office:value-type="string" office:string-value="mp/sec:  0.20% [40.0]" calcext:value-type="string">
            <text:p>mp/sec: <text:s/>0.20% [40.0]</text:p>
          </table:table-cell>
          <table:table-cell table:number-columns-repeated="1023"/>
        </table:table-row>
        <table:table-row table:style-name="ro1">
          <table:table-cell table:formula="of:=COM.MICROSOFT.CONCAT(&quot;w/Med:   &quot;; TEXT([.U4]*100;&quot;#,##0.00&quot;); &quot;% [&quot;; TEXT([.T4];&quot;#,##0.0&quot;); &quot;]&quot;)" office:value-type="string" office:string-value="w/Med:   0.27% [54.8]" calcext:value-type="string">
            <text:p>w/Med: <text:s text:c="2"/>0.27% [54.8]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&quot;Mitigation:       &quot;; [.C80];[.D80];[.E80];[.F80])" office:value-type="string" office:string-value="Mitigation:       97.491% [hp x 39.90]" calcext:value-type="string">
            <text:p>Mitigation: <text:s text:c="6"/>97.491% [hp x 39.90]</text:p>
          </table:table-cell>
          <table:table-cell/>
          <table:table-cell table:formula="of:=TEXT([.P13];&quot;#,##0.000%&quot;)" office:value-type="string" office:string-value="97.491%" calcext:value-type="string">
            <text:p>97.491%</text:p>
          </table:table-cell>
          <table:table-cell office:value-type="string" calcext:value-type="string">
            <text:p><text:s/>[hp x </text:p>
          </table:table-cell>
          <table:table-cell table:formula="of:=TEXT([.Q13];&quot;#,##0.00&quot;)" office:value-type="string" office:string-value="39.90" calcext:value-type="string">
            <text:p>39.90</text:p>
          </table:table-cell>
          <table:table-cell office:value-type="string" calcext:value-type="string">
            <text:p>]</text:p>
          </table:table-cell>
          <table:table-cell table:number-columns-repeated="1018"/>
        </table:table-row>
        <table:table-row table:style-name="ro1">
          <table:table-cell table:formula="of:=COM.MICROSOFT.CONCAT(&quot;Effective Health: &quot;; [.C81])" office:value-type="string" office:string-value="Effective Health: 325,060.3" calcext:value-type="string">
            <text:p>Effective Health: 325,060.3</text:p>
          </table:table-cell>
          <table:table-cell/>
          <table:table-cell table:formula="of:=TEXT([.R13];&quot;#,##0.0&quot;)" office:value-type="string" office:string-value="325,060.3" calcext:value-type="string">
            <text:p>325,060.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[.A17]" office:value-type="string" office:string-value="The Azarinth Sentinel" calcext:value-type="string">
            <text:p>The Azarinth Sentinel</text:p>
          </table:table-cell>
          <table:table-cell table:number-columns-repeated="2"/>
          <table:table-cell table:formula="of:=MAX([.D84:.D113])" office:value-type="float" office:value="23" calcext:value-type="float">
            <text:p>23</text:p>
          </table:table-cell>
          <table:table-cell table:number-columns-repeated="7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2"/>
        </table:table-row>
        <table:table-row table:style-name="ro1">
          <table:table-cell table:formula="of:=COM.MICROSOFT.CONCAT([.G84]; &quot;-&quot;; [.H84]; [.I84]; [.A18]; [.J84]; [.C84]; [.K84]; [.L84]; [.M84]; [.N84];[.O84];[.P84];[.Q84] )" office:value-type="string" office:string-value="3-25 Absolute Destruction     x3 " calcext:value-type="string">
            <text:p>3-25 Absolute Destruction <text:s text:c="4"/>x3 </text:p>
          </table:table-cell>
          <table:table-cell/>
          <table:table-cell table:style-name="ce9" table:formula="of:=TEXT([.I18]; &quot;x# &quot;)" office:value-type="string" office:string-value="x3 " calcext:value-type="string">
            <text:p>x3 </text:p>
          </table:table-cell>
          <table:table-cell table:formula="of:=LEN([.A18])" office:value-type="float" office:value="20" calcext:value-type="float">
            <text:p>20</text:p>
          </table:table-cell>
          <table:table-cell table:formula="of:=[.$D$83]-[.D84]+1+IF([.I18]&lt;10;1;0)" office:value-type="float" office:value="5" calcext:value-type="float">
            <text:p>5</text:p>
          </table:table-cell>
          <table:table-cell/>
          <table:table-cell table:formula="of:=[.B18]" office:value-type="float" office:value="3" calcext:value-type="float">
            <text:p>3</text:p>
          </table:table-cell>
          <table:table-cell table:formula="of:=[.C18]" office:value-type="float" office:value="25" calcext:value-type="float">
            <text:p>25</text:p>
          </table:table-cell>
          <table:table-cell table:formula="of:=IF([.H84]&lt;10; &quot;  &quot;; &quot; &quot;)" office:value-type="string" office:string-value=" " calcext:value-type="string">
            <text:p><text:s/></text:p>
          </table:table-cell>
          <table:table-cell table:formula="of:=REPT(&quot; &quot;; [.E84])" office:value-type="string" office:string-value="     " calcext:value-type="string">
            <text:p><text:s text:c="5"/></text:p>
          </table:table-cell>
          <table:table-cell table:formula="of:=IF([.L84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85]; &quot;-&quot;; [.H85]; [.I85]; [.A19]; [.J85]; [.C85]; [.K85]; [.L85]; [.M85]; [.N85];[.O85];[.P85];[.Q85] )" office:value-type="string" office:string-value="3-30 Sentinel Reconstruction  x3 " calcext:value-type="string">
            <text:p>3-30 Sentinel Reconstruction <text:s/>x3 </text:p>
          </table:table-cell>
          <table:table-cell/>
          <table:table-cell table:style-name="ce9" table:formula="of:=TEXT([.I19]; &quot;x# &quot;)" office:value-type="string" office:string-value="x3 " calcext:value-type="string">
            <text:p>x3 </text:p>
          </table:table-cell>
          <table:table-cell table:formula="of:=LEN([.A19])" office:value-type="float" office:value="23" calcext:value-type="float">
            <text:p>23</text:p>
          </table:table-cell>
          <table:table-cell table:formula="of:=[.$D$83]-[.D85]+1+IF([.I19]&lt;10;1;0)" office:value-type="float" office:value="2" calcext:value-type="float">
            <text:p>2</text:p>
          </table:table-cell>
          <table:table-cell/>
          <table:table-cell table:formula="of:=[.B19]" office:value-type="float" office:value="3" calcext:value-type="float">
            <text:p>3</text:p>
          </table:table-cell>
          <table:table-cell table:formula="of:=[.C19]" office:value-type="float" office:value="30" calcext:value-type="float">
            <text:p>30</text:p>
          </table:table-cell>
          <table:table-cell table:formula="of:=IF([.H85]&lt;10; &quot;  &quot;; &quot; &quot;)" office:value-type="string" office:string-value=" " calcext:value-type="string">
            <text:p><text:s/></text:p>
          </table:table-cell>
          <table:table-cell table:formula="of:=REPT(&quot; &quot;; [.E85])" office:value-type="string" office:string-value="  " calcext:value-type="string">
            <text:p><text:s text:c="2"/></text:p>
          </table:table-cell>
          <table:table-cell table:formula="of:=IF([.L85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86]; &quot;-&quot;; [.H86]; [.I86]; [.A20]; [.J86]; [.C86]; [.K86]; [.L86]; [.M86]; [.N86];[.O86];[.P86];[.Q86] )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  <table:table-cell/>
          <table:table-cell table:style-name="ce9" table:formula="of:=TEXT([.I20]; &quot;x# &quot;)" office:value-type="string" office:string-value="x8 " calcext:value-type="string">
            <text:p>x8 </text:p>
          </table:table-cell>
          <table:table-cell table:formula="of:=LEN([.A20])" office:value-type="float" office:value="18" calcext:value-type="float">
            <text:p>18</text:p>
          </table:table-cell>
          <table:table-cell table:formula="of:=[.$D$83]-[.D86]+1+IF([.I20]&lt;10;1;0)" office:value-type="float" office:value="7" calcext:value-type="float">
            <text:p>7</text:p>
          </table:table-cell>
          <table:table-cell/>
          <table:table-cell table:formula="of:=[.B20]" office:value-type="float" office:value="3" calcext:value-type="float">
            <text:p>3</text:p>
          </table:table-cell>
          <table:table-cell table:formula="of:=[.C20]" office:value-type="float" office:value="30" calcext:value-type="float">
            <text:p>30</text:p>
          </table:table-cell>
          <table:table-cell table:formula="of:=IF([.H86]&lt;10; &quot;  &quot;; &quot; &quot;)" office:value-type="string" office:string-value=" " calcext:value-type="string">
            <text:p><text:s/></text:p>
          </table:table-cell>
          <table:table-cell table:formula="of:=REPT(&quot; &quot;; [.E86])" office:value-type="string" office:string-value="       " calcext:value-type="string">
            <text:p><text:s text:c="7"/></text:p>
          </table:table-cell>
          <table:table-cell table:formula="of:=IF([.L86]=&quot;&quot;;&quot;&quot;;&quot;[&quot;)" office:value-type="string" office:string-value="[" calcext:value-type="string">
            <text:p>[</text:p>
          </table:table-cell>
          <table:table-cell table:formula="of:=COM.MICROSOFT.CONCAT(TEXT([.J20];&quot;#,##0.0%&quot;); [.$L$83]; TEXT([.K20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11"/>
        </table:table-row>
        <table:table-row table:style-name="ro1">
          <table:table-cell table:formula="of:=COM.MICROSOFT.CONCAT([.G87]; &quot;-&quot;; [.H87]; [.I87]; [.A21]; [.J87]; [.C87]; [.K87]; [.L87]; [.M87]; [.N87];[.O87];[.P87];[.Q87] )" office:value-type="string" office:string-value="3-28 Blink                    x1 " calcext:value-type="string">
            <text:p>3-28 Blink <text:s text:c="19"/>x1 </text:p>
          </table:table-cell>
          <table:table-cell/>
          <table:table-cell table:style-name="ce9" table:formula="of:=TEXT([.I21]; &quot;x# &quot;)" office:value-type="string" office:string-value="x1 " calcext:value-type="string">
            <text:p>x1 </text:p>
          </table:table-cell>
          <table:table-cell table:formula="of:=LEN([.A21])" office:value-type="float" office:value="5" calcext:value-type="float">
            <text:p>5</text:p>
          </table:table-cell>
          <table:table-cell table:formula="of:=[.$D$83]-[.D87]+1+IF([.I21]&lt;10;1;0)" office:value-type="float" office:value="20" calcext:value-type="float">
            <text:p>20</text:p>
          </table:table-cell>
          <table:table-cell/>
          <table:table-cell table:formula="of:=[.B21]" office:value-type="float" office:value="3" calcext:value-type="float">
            <text:p>3</text:p>
          </table:table-cell>
          <table:table-cell table:formula="of:=[.C21]" office:value-type="float" office:value="28" calcext:value-type="float">
            <text:p>28</text:p>
          </table:table-cell>
          <table:table-cell table:formula="of:=IF([.H87]&lt;10; &quot;  &quot;; &quot; &quot;)" office:value-type="string" office:string-value=" " calcext:value-type="string">
            <text:p><text:s/></text:p>
          </table:table-cell>
          <table:table-cell table:formula="of:=REPT(&quot; &quot;; [.E87])" office:value-type="string" office:string-value="                    " calcext:value-type="string">
            <text:p><text:s text:c="20"/></text:p>
          </table:table-cell>
          <table:table-cell table:formula="of:=IF([.L87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88]; &quot;-&quot;; [.H88]; [.I88]; [.A22]; [.J88]; [.C88]; [.K88]; [.L88]; [.M88]; [.N88];[.O88];[.P88];[.Q88] )" office:value-type="string" office:string-value="3-25 Sentinel Sphere          x1 " calcext:value-type="string">
            <text:p>3-25 Sentinel Sphere <text:s text:c="9"/>x1 </text:p>
          </table:table-cell>
          <table:table-cell/>
          <table:table-cell table:style-name="ce9" table:formula="of:=TEXT([.I22]; &quot;x# &quot;)" office:value-type="string" office:string-value="x1 " calcext:value-type="string">
            <text:p>x1 </text:p>
          </table:table-cell>
          <table:table-cell table:formula="of:=LEN([.A22])" office:value-type="float" office:value="15" calcext:value-type="float">
            <text:p>15</text:p>
          </table:table-cell>
          <table:table-cell table:formula="of:=[.$D$83]-[.D88]+1+IF([.I22]&lt;10;1;0)" office:value-type="float" office:value="10" calcext:value-type="float">
            <text:p>10</text:p>
          </table:table-cell>
          <table:table-cell/>
          <table:table-cell table:formula="of:=[.B22]" office:value-type="float" office:value="3" calcext:value-type="float">
            <text:p>3</text:p>
          </table:table-cell>
          <table:table-cell table:formula="of:=[.C22]" office:value-type="float" office:value="25" calcext:value-type="float">
            <text:p>25</text:p>
          </table:table-cell>
          <table:table-cell table:formula="of:=IF([.H88]&lt;10; &quot;  &quot;; &quot; &quot;)" office:value-type="string" office:string-value=" " calcext:value-type="string">
            <text:p><text:s/></text:p>
          </table:table-cell>
          <table:table-cell table:formula="of:=REPT(&quot; &quot;; [.E88])" office:value-type="string" office:string-value="          " calcext:value-type="string">
            <text:p><text:s text:c="10"/></text:p>
          </table:table-cell>
          <table:table-cell table:formula="of:=IF([.L88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89]; &quot;-&quot;; [.H89]; [.I89]; [.A23]; [.J89]; [.C89]; [.K89]; [.L89]; [.M89]; [.N89];[.O89];[.P89];[.Q89] )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  <table:table-cell/>
          <table:table-cell table:style-name="ce9" table:formula="of:=TEXT([.I23]; &quot;x# &quot;)" office:value-type="string" office:string-value="x10 " calcext:value-type="string">
            <text:p>x10 </text:p>
          </table:table-cell>
          <table:table-cell table:formula="of:=LEN([.A23])" office:value-type="float" office:value="13" calcext:value-type="float">
            <text:p>13</text:p>
          </table:table-cell>
          <table:table-cell table:formula="of:=[.$D$83]-[.D89]+1+IF([.I23]&lt;10;1;0)" office:value-type="float" office:value="11" calcext:value-type="float">
            <text:p>11</text:p>
          </table:table-cell>
          <table:table-cell/>
          <table:table-cell table:formula="of:=[.B23]" office:value-type="float" office:value="3" calcext:value-type="float">
            <text:p>3</text:p>
          </table:table-cell>
          <table:table-cell table:formula="of:=[.C23]" office:value-type="float" office:value="30" calcext:value-type="float">
            <text:p>30</text:p>
          </table:table-cell>
          <table:table-cell table:formula="of:=IF([.H89]&lt;10; &quot;  &quot;; &quot; &quot;)" office:value-type="string" office:string-value=" " calcext:value-type="string">
            <text:p><text:s/></text:p>
          </table:table-cell>
          <table:table-cell table:formula="of:=REPT(&quot; &quot;; [.E89])" office:value-type="string" office:string-value="           " calcext:value-type="string">
            <text:p><text:s text:c="11"/></text:p>
          </table:table-cell>
          <table:table-cell table:formula="of:=IF([.L89]=&quot;&quot;;&quot;&quot;;&quot;[&quot;)" office:value-type="string" office:string-value="[" calcext:value-type="string">
            <text:p>[</text:p>
          </table:table-cell>
          <table:table-cell table:formula="of:=COM.MICROSOFT.CONCAT(TEXT([.AT13];&quot;#,##0.0%&quot;); [.$L$83]; TEXT([.AU23];&quot;#,##0.0%&quot;))" office:value-type="string" office:string-value="55.0% =&gt; 550.0%" calcext:value-type="string">
            <text:p>55.0% =&gt; 550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J23];&quot;#,##0.0%&quot;); [.$L$83]; TEXT([.K23];&quot;#,##0.0%&quot;))" office:value-type="string" office:string-value="135.0% =&gt; 1,350.0%" calcext:value-type="string">
            <text:p>135.0% =&gt; 1,350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G23];&quot;#,##0.0%&quot;);[.$L$83]; TEXT([.AI23];&quot;#,##0.0%&quot;))" office:value-type="string" office:string-value="25.0% =&gt; 250.0%" calcext:value-type="string">
            <text:p>25.0% =&gt; 250.0%</text:p>
          </table:table-cell>
          <table:table-cell office:value-type="string" calcext:value-type="string">
            <text:p><text:s/>Magic Resistance]</text:p>
          </table:table-cell>
          <table:table-cell table:number-columns-repeated="1007"/>
        </table:table-row>
        <table:table-row table:style-name="ro1">
          <table:table-cell table:formula="of:=COM.MICROSOFT.CONCAT([.G90]; &quot;-&quot;; [.H90]; [.I90]; [.A24]; [.J90]; [.C90]; [.K90]; [.L90]; [.M90]; [.N90];[.O90];[.P90];[.Q90] )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  <table:table-cell/>
          <table:table-cell table:style-name="ce9" table:formula="of:=TEXT([.I24]; &quot;x# &quot;)" office:value-type="string" office:string-value="x8 " calcext:value-type="string">
            <text:p>x8 </text:p>
          </table:table-cell>
          <table:table-cell table:formula="of:=LEN([.A24])" office:value-type="float" office:value="17" calcext:value-type="float">
            <text:p>17</text:p>
          </table:table-cell>
          <table:table-cell table:formula="of:=[.$D$83]-[.D90]+1+IF([.I24]&lt;10;1;0)" office:value-type="float" office:value="8" calcext:value-type="float">
            <text:p>8</text:p>
          </table:table-cell>
          <table:table-cell/>
          <table:table-cell table:formula="of:=[.B24]" office:value-type="float" office:value="3" calcext:value-type="float">
            <text:p>3</text:p>
          </table:table-cell>
          <table:table-cell table:formula="of:=[.C24]" office:value-type="float" office:value="30" calcext:value-type="float">
            <text:p>30</text:p>
          </table:table-cell>
          <table:table-cell table:formula="of:=IF([.H90]&lt;10; &quot;  &quot;; &quot; &quot;)" office:value-type="string" office:string-value=" " calcext:value-type="string">
            <text:p><text:s/></text:p>
          </table:table-cell>
          <table:table-cell table:formula="of:=REPT(&quot; &quot;; [.E90])" office:value-type="string" office:string-value="        " calcext:value-type="string">
            <text:p><text:s text:c="8"/></text:p>
          </table:table-cell>
          <table:table-cell table:formula="of:=IF([.L90]=&quot;&quot;;&quot;&quot;;&quot;[&quot;)" office:value-type="string" office:string-value="[" calcext:value-type="string">
            <text:p>[</text:p>
          </table:table-cell>
          <table:table-cell table:formula="of:=COM.MICROSOFT.CONCAT(TEXT([.J24];&quot;#,##0.0%&quot;);[.$L$83]; TEXT([.K24];&quot;#,##0.0%&quot;))" office:value-type="string" office:string-value="110.0% =&gt; 880.0%" calcext:value-type="string">
            <text:p>110.0% =&gt; 880.0%</text:p>
          </table:table-cell>
          <table:table-cell office:value-type="string" calcext:value-type="string">
            <text:p><text:s/>Damage, </text:p>
          </table:table-cell>
          <table:table-cell table:formula="of:=COM.MICROSOFT.CONCAT(TEXT(10%;&quot;#,##0.0%&quot;); [.$L$83]; TEXT(10%*[.I24];&quot;#,##0.0%&quot;))" office:value-type="string" office:string-value="10.0% =&gt; 80.0%" calcext:value-type="string">
            <text:p>10.0% =&gt; 80.0%</text:p>
          </table:table-cell>
          <table:table-cell office:value-type="string" calcext:value-type="string">
            <text:p><text:s/>Reaction Time]</text:p>
          </table:table-cell>
          <table:table-cell table:number-columns-repeated="1009"/>
        </table:table-row>
        <table:table-row table:style-name="ro1">
          <table:table-cell table:formula="of:=COM.MICROSOFT.CONCAT([.G91]; &quot;-&quot;; [.H91]; [.I91]; [.A25]; [.J91]; [.C91]; [.K91]; [.L91]; [.M91]; [.N91];[.O91];[.P91];[.Q91] )" office:value-type="string" office:string-value="3-8  Sentinel Huntress        x8 " calcext:value-type="string">
            <text:p>3-8 <text:s/>Sentinel Huntress <text:s text:c="7"/>x8 </text:p>
          </table:table-cell>
          <table:table-cell/>
          <table:table-cell table:style-name="ce9" table:formula="of:=TEXT([.I25]; &quot;x# &quot;)" office:value-type="string" office:string-value="x8 " calcext:value-type="string">
            <text:p>x8 </text:p>
          </table:table-cell>
          <table:table-cell table:formula="of:=LEN([.A25])" office:value-type="float" office:value="17" calcext:value-type="float">
            <text:p>17</text:p>
          </table:table-cell>
          <table:table-cell table:formula="of:=[.$D$83]-[.D91]+1+IF([.I25]&lt;10;1;0)" office:value-type="float" office:value="8" calcext:value-type="float">
            <text:p>8</text:p>
          </table:table-cell>
          <table:table-cell/>
          <table:table-cell table:formula="of:=[.B25]" office:value-type="float" office:value="3" calcext:value-type="float">
            <text:p>3</text:p>
          </table:table-cell>
          <table:table-cell table:formula="of:=[.C25]" office:value-type="float" office:value="8" calcext:value-type="float">
            <text:p>8</text:p>
          </table:table-cell>
          <table:table-cell table:formula="of:=IF([.H91]&lt;10; &quot;  &quot;; &quot; &quot;)" office:value-type="string" office:string-value="  " calcext:value-type="string">
            <text:p><text:s text:c="2"/></text:p>
          </table:table-cell>
          <table:table-cell table:formula="of:=REPT(&quot; &quot;; [.E91])" office:value-type="string" office:string-value="        " calcext:value-type="string">
            <text:p><text:s text:c="8"/></text:p>
          </table:table-cell>
          <table:table-cell table:formula="of:=IF([.L91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92]; &quot;-&quot;; [.H92]; [.I92]; [.A26]; [.J92]; [.C92]; [.K92]; [.L92]; [.M92]; [.N92];[.O92];[.P92];[.Q92] )" office:value-type="string" office:string-value="3-24 Azarinth Perception      x8 " calcext:value-type="string">
            <text:p>3-24 Azarinth Perception <text:s text:c="5"/>x8 </text:p>
          </table:table-cell>
          <table:table-cell/>
          <table:table-cell table:style-name="ce9" table:formula="of:=TEXT([.I26]; &quot;x# &quot;)" office:value-type="string" office:string-value="x8 " calcext:value-type="string">
            <text:p>x8 </text:p>
          </table:table-cell>
          <table:table-cell table:formula="of:=LEN([.A26])" office:value-type="float" office:value="19" calcext:value-type="float">
            <text:p>19</text:p>
          </table:table-cell>
          <table:table-cell table:formula="of:=[.$D$83]-[.D92]+1+IF([.I26]&lt;10;1;0)" office:value-type="float" office:value="6" calcext:value-type="float">
            <text:p>6</text:p>
          </table:table-cell>
          <table:table-cell/>
          <table:table-cell table:formula="of:=[.B26]" office:value-type="float" office:value="3" calcext:value-type="float">
            <text:p>3</text:p>
          </table:table-cell>
          <table:table-cell table:formula="of:=[.C26]" office:value-type="float" office:value="24" calcext:value-type="float">
            <text:p>24</text:p>
          </table:table-cell>
          <table:table-cell table:formula="of:=IF([.H92]&lt;10; &quot;  &quot;; &quot; &quot;)" office:value-type="string" office:string-value=" " calcext:value-type="string">
            <text:p><text:s/></text:p>
          </table:table-cell>
          <table:table-cell table:formula="of:=REPT(&quot; &quot;; [.E92])" office:value-type="string" office:string-value="      " calcext:value-type="string">
            <text:p><text:s text:c="6"/></text:p>
          </table:table-cell>
          <table:table-cell table:formula="of:=IF([.L92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93]; &quot;-&quot;; [.H93]; [.I93]; [.A27]; [.J93]; [.C93]; [.K93]; [.L93]; [.M93]; [.N93];[.O93];[.P93];[.Q93] )" office:value-type="string" office:string-value="3-20 Azarinth Reversal        x8 [105% to Deconstruction/Reconstruction]" calcext:value-type="string">
            <text:p>3-20 Azarinth Reversal <text:s text:c="7"/>x8 [105% to Deconstruction/Reconstruction]</text:p>
          </table:table-cell>
          <table:table-cell/>
          <table:table-cell table:style-name="ce9" table:formula="of:=TEXT([.I27]; &quot;x# &quot;)" office:value-type="string" office:string-value="x8 " calcext:value-type="string">
            <text:p>x8 </text:p>
          </table:table-cell>
          <table:table-cell table:formula="of:=LEN([.A27])" office:value-type="float" office:value="17" calcext:value-type="float">
            <text:p>17</text:p>
          </table:table-cell>
          <table:table-cell table:formula="of:=[.$D$83]-[.D93]+1+IF([.I27]&lt;10;1;0)" office:value-type="float" office:value="8" calcext:value-type="float">
            <text:p>8</text:p>
          </table:table-cell>
          <table:table-cell/>
          <table:table-cell table:formula="of:=[.B27]" office:value-type="float" office:value="3" calcext:value-type="float">
            <text:p>3</text:p>
          </table:table-cell>
          <table:table-cell table:formula="of:=[.C27]" office:value-type="float" office:value="20" calcext:value-type="float">
            <text:p>20</text:p>
          </table:table-cell>
          <table:table-cell table:formula="of:=IF([.H93]&lt;10; &quot;  &quot;; &quot; &quot;)" office:value-type="string" office:string-value=" " calcext:value-type="string">
            <text:p><text:s/></text:p>
          </table:table-cell>
          <table:table-cell table:formula="of:=REPT(&quot; &quot;; [.E93])" office:value-type="string" office:string-value="        " calcext:value-type="string">
            <text:p><text:s text:c="8"/></text:p>
          </table:table-cell>
          <table:table-cell table:formula="of:=IF([.L93]=&quot;&quot;;&quot;&quot;;&quot;[&quot;)" office:value-type="string" office:string-value="[" calcext:value-type="string">
            <text:p>[</text:p>
          </table:table-cell>
          <table:table-cell table:formula="of:=TEXT(MIN([.D2:.D7])/400;&quot;#,##0%&quot;)" office:value-type="string" office:string-value="105%" calcext:value-type="string">
            <text:p>105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9" table:formula="of:=TEXT([.I28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H94]&lt;10; &quot;  &quot;; &quot; &quot;)" office:value-type="string" office:string-value="  " calcext:value-type="string">
            <text:p><text:s text:c="2"/></text:p>
          </table:table-cell>
          <table:table-cell table:formula="of:=REPT(&quot; &quot;; [.E94])">
            <text:p/>
          </table:table-cell>
          <table:table-cell table:formula="of:=IF([.L94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[.A29]" office:value-type="string" office:string-value="Kin of Ash" calcext:value-type="string">
            <text:p>Kin of Ash</text:p>
          </table:table-cell>
          <table:table-cell/>
          <table:table-cell table:style-name="ce9" table:formula="of:=TEXT([.I29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H95]&lt;10; &quot;  &quot;; &quot; &quot;)" office:value-type="string" office:string-value="  " calcext:value-type="string">
            <text:p><text:s text:c="2"/></text:p>
          </table:table-cell>
          <table:table-cell table:formula="of:=REPT(&quot; &quot;; [.E95])">
            <text:p/>
          </table:table-cell>
          <table:table-cell table:formula="of:=IF([.L95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96]; &quot;-&quot;; [.H96]; [.I96]; [.A30]; [.J96]; [.C96]; [.K96]; [.L96]; [.M96]; [.N96];[.O96];[.P96];[.Q96] )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  <table:table-cell/>
          <table:table-cell table:style-name="ce9" table:formula="of:=TEXT([.I30]; &quot;x# &quot;)" office:value-type="string" office:string-value="x9 " calcext:value-type="string">
            <text:p>x9 </text:p>
          </table:table-cell>
          <table:table-cell table:formula="of:=LEN([.A30])" office:value-type="float" office:value="12" calcext:value-type="float">
            <text:p>12</text:p>
          </table:table-cell>
          <table:table-cell table:formula="of:=[.$D$83]-[.D96]+1+IF([.I30]&lt;10;1;0)" office:value-type="float" office:value="13" calcext:value-type="float">
            <text:p>13</text:p>
          </table:table-cell>
          <table:table-cell/>
          <table:table-cell table:formula="of:=[.B30]" office:value-type="float" office:value="3" calcext:value-type="float">
            <text:p>3</text:p>
          </table:table-cell>
          <table:table-cell table:formula="of:=[.C30]" office:value-type="float" office:value="30" calcext:value-type="float">
            <text:p>30</text:p>
          </table:table-cell>
          <table:table-cell table:formula="of:=IF([.H96]&lt;10; &quot;  &quot;; &quot; &quot;)" office:value-type="string" office:string-value=" " calcext:value-type="string">
            <text:p><text:s/></text:p>
          </table:table-cell>
          <table:table-cell table:formula="of:=REPT(&quot; &quot;; [.E96])" office:value-type="string" office:string-value="             " calcext:value-type="string">
            <text:p><text:s text:c="13"/></text:p>
          </table:table-cell>
          <table:table-cell table:formula="of:=IF([.L96]=&quot;&quot;;&quot;&quot;;&quot;[&quot;)" office:value-type="string" office:string-value="[" calcext:value-type="string">
            <text:p>[</text:p>
          </table:table-cell>
          <table:table-cell table:formula="of:=COM.MICROSOFT.CONCAT(TEXT([.J30];&quot;#,##0.0%&quot;);[.$L$83]; TEXT([.K30];&quot;#,##0.0%&quot;))" office:value-type="string" office:string-value="135.0% =&gt; 1,215.0%" calcext:value-type="string">
            <text:p>135.0% =&gt; 1,215.0%</text:p>
          </table:table-cell>
          <table:table-cell office:value-type="string" calcext:value-type="string">
            <text:p><text:s/>Resilience]</text:p>
          </table:table-cell>
          <table:table-cell table:number-columns-repeated="1011"/>
        </table:table-row>
        <table:table-row table:style-name="ro1">
          <table:table-cell table:formula="of:=COM.MICROSOFT.CONCAT([.G97]; &quot;-&quot;; [.H97]; [.I97]; [.A31]; [.J97]; [.C97]; [.K97]; [.L97]; [.M97]; [.N97];[.O97];[.P97];[.Q97] )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  <table:table-cell/>
          <table:table-cell table:style-name="ce9" table:formula="of:=TEXT([.I31]; &quot;x# &quot;)" office:value-type="string" office:string-value="x8 " calcext:value-type="string">
            <text:p>x8 </text:p>
          </table:table-cell>
          <table:table-cell table:formula="of:=LEN([.A31])" office:value-type="float" office:value="13" calcext:value-type="float">
            <text:p>13</text:p>
          </table:table-cell>
          <table:table-cell table:formula="of:=[.$D$83]-[.D97]+1+IF([.I31]&lt;10;1;0)" office:value-type="float" office:value="12" calcext:value-type="float">
            <text:p>12</text:p>
          </table:table-cell>
          <table:table-cell/>
          <table:table-cell table:formula="of:=[.B31]" office:value-type="float" office:value="3" calcext:value-type="float">
            <text:p>3</text:p>
          </table:table-cell>
          <table:table-cell table:formula="of:=[.C31]" office:value-type="float" office:value="30" calcext:value-type="float">
            <text:p>30</text:p>
          </table:table-cell>
          <table:table-cell table:formula="of:=IF([.H97]&lt;10; &quot;  &quot;; &quot; &quot;)" office:value-type="string" office:string-value=" " calcext:value-type="string">
            <text:p><text:s/></text:p>
          </table:table-cell>
          <table:table-cell table:formula="of:=REPT(&quot; &quot;; [.E97])" office:value-type="string" office:string-value="            " calcext:value-type="string">
            <text:p><text:s text:c="12"/></text:p>
          </table:table-cell>
          <table:table-cell table:formula="of:=IF([.L97]=&quot;&quot;;&quot;&quot;;&quot;[&quot;)" office:value-type="string" office:string-value="[" calcext:value-type="string">
            <text:p>[</text:p>
          </table:table-cell>
          <table:table-cell table:formula="of:=COM.MICROSOFT.CONCAT(TEXT([.J31];&quot;#,##0.0%&quot;); [.$L$83]; TEXT([.K31];&quot;#,##0.0%&quot;))" office:value-type="string" office:string-value="70.0% =&gt; 560.0%" calcext:value-type="string">
            <text:p>70.0% =&gt; 560.0%</text:p>
          </table:table-cell>
          <table:table-cell office:value-type="string" calcext:value-type="string">
            <text:p><text:s/>Resilience, Speed, Strength, Intelligence and Dexterity]</text:p>
          </table:table-cell>
          <table:table-cell table:number-columns-repeated="1011"/>
        </table:table-row>
        <table:table-row table:style-name="ro1">
          <table:table-cell table:formula="of:=COM.MICROSOFT.CONCAT([.G98]; &quot;-&quot;; [.H98]; [.I98]; [.A32]; [.J98]; [.C98]; [.K98]; [.L98]; [.M98]; [.N98];[.O98];[.P98];[.Q98] )" office:value-type="string" office:string-value="3-30 True Ash Creation        x2 " calcext:value-type="string">
            <text:p>3-30 True Ash Creation <text:s text:c="7"/>x2 </text:p>
          </table:table-cell>
          <table:table-cell/>
          <table:table-cell table:style-name="ce9" table:formula="of:=TEXT([.I32]; &quot;x# &quot;)" office:value-type="string" office:string-value="x2 " calcext:value-type="string">
            <text:p>x2 </text:p>
          </table:table-cell>
          <table:table-cell table:formula="of:=LEN([.A32])" office:value-type="float" office:value="17" calcext:value-type="float">
            <text:p>17</text:p>
          </table:table-cell>
          <table:table-cell table:formula="of:=[.$D$83]-[.D98]+1+IF([.I32]&lt;10;1;0)" office:value-type="float" office:value="8" calcext:value-type="float">
            <text:p>8</text:p>
          </table:table-cell>
          <table:table-cell/>
          <table:table-cell table:formula="of:=[.B32]" office:value-type="float" office:value="3" calcext:value-type="float">
            <text:p>3</text:p>
          </table:table-cell>
          <table:table-cell table:formula="of:=[.C32]" office:value-type="float" office:value="30" calcext:value-type="float">
            <text:p>30</text:p>
          </table:table-cell>
          <table:table-cell table:formula="of:=IF([.H98]&lt;10; &quot;  &quot;; &quot; &quot;)" office:value-type="string" office:string-value=" " calcext:value-type="string">
            <text:p><text:s/></text:p>
          </table:table-cell>
          <table:table-cell table:formula="of:=REPT(&quot; &quot;; [.E98])" office:value-type="string" office:string-value="        " calcext:value-type="string">
            <text:p><text:s text:c="8"/></text:p>
          </table:table-cell>
          <table:table-cell table:formula="of:=IF([.L98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99]; &quot;-&quot;; [.H99]; [.I99]; [.A33]; [.J99]; [.C99]; [.K99]; [.L99]; [.M99]; [.N99];[.O99];[.P99];[.Q99] )" office:value-type="string" office:string-value="3-21 Heart of Cinder          x9 " calcext:value-type="string">
            <text:p>3-21 Heart of Cinder <text:s text:c="9"/>x9 </text:p>
          </table:table-cell>
          <table:table-cell/>
          <table:table-cell table:style-name="ce9" table:formula="of:=TEXT([.I33]; &quot;x# &quot;)" office:value-type="string" office:string-value="x9 " calcext:value-type="string">
            <text:p>x9 </text:p>
          </table:table-cell>
          <table:table-cell table:formula="of:=LEN([.A33])" office:value-type="float" office:value="15" calcext:value-type="float">
            <text:p>15</text:p>
          </table:table-cell>
          <table:table-cell table:formula="of:=[.$D$83]-[.D99]+1+IF([.I33]&lt;10;1;0)" office:value-type="float" office:value="10" calcext:value-type="float">
            <text:p>10</text:p>
          </table:table-cell>
          <table:table-cell/>
          <table:table-cell table:formula="of:=[.B33]" office:value-type="float" office:value="3" calcext:value-type="float">
            <text:p>3</text:p>
          </table:table-cell>
          <table:table-cell table:formula="of:=[.C33]" office:value-type="float" office:value="21" calcext:value-type="float">
            <text:p>21</text:p>
          </table:table-cell>
          <table:table-cell table:formula="of:=IF([.H99]&lt;10; &quot;  &quot;; &quot; &quot;)" office:value-type="string" office:string-value=" " calcext:value-type="string">
            <text:p><text:s/></text:p>
          </table:table-cell>
          <table:table-cell table:formula="of:=REPT(&quot; &quot;; [.E99])" office:value-type="string" office:string-value="          " calcext:value-type="string">
            <text:p><text:s text:c="10"/></text:p>
          </table:table-cell>
          <table:table-cell table:formula="of:=IF([.L99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00]; &quot;-&quot;; [.H100]; [.I100]; [.A34]; [.J100]; [.C100]; [.K100]; [.L100]; [.M100]; [.N100];[.O100];[.P100];[.Q100] )" office:value-type="string" office:string-value="3-19 Storm of Cinders         x2 " calcext:value-type="string">
            <text:p>3-19 Storm of Cinders <text:s text:c="8"/>x2 </text:p>
          </table:table-cell>
          <table:table-cell/>
          <table:table-cell table:style-name="ce9" table:formula="of:=TEXT([.I34]; &quot;x# &quot;)" office:value-type="string" office:string-value="x2 " calcext:value-type="string">
            <text:p>x2 </text:p>
          </table:table-cell>
          <table:table-cell table:formula="of:=LEN([.A34])" office:value-type="float" office:value="16" calcext:value-type="float">
            <text:p>16</text:p>
          </table:table-cell>
          <table:table-cell table:formula="of:=[.$D$83]-[.D100]+1+IF([.I34]&lt;10;1;0)" office:value-type="float" office:value="9" calcext:value-type="float">
            <text:p>9</text:p>
          </table:table-cell>
          <table:table-cell/>
          <table:table-cell table:formula="of:=[.B34]" office:value-type="float" office:value="3" calcext:value-type="float">
            <text:p>3</text:p>
          </table:table-cell>
          <table:table-cell table:formula="of:=[.C34]" office:value-type="float" office:value="19" calcext:value-type="float">
            <text:p>19</text:p>
          </table:table-cell>
          <table:table-cell table:formula="of:=IF([.H100]&lt;10; &quot;  &quot;; &quot; &quot;)" office:value-type="string" office:string-value=" " calcext:value-type="string">
            <text:p><text:s/></text:p>
          </table:table-cell>
          <table:table-cell table:formula="of:=REPT(&quot; &quot;; [.E100])" office:value-type="string" office:string-value="         " calcext:value-type="string">
            <text:p><text:s text:c="9"/></text:p>
          </table:table-cell>
          <table:table-cell table:formula="of:=IF([.L100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01]; &quot;-&quot;; [.H101]; [.I101]; [.A35]; [.J101]; [.C101]; [.K101]; [.L101]; [.M101]; [.N101];[.O101];[.P101];[.Q101] )" office:value-type="string" office:string-value="3-27 Ash and Ember Unity      x2 " calcext:value-type="string">
            <text:p>3-27 Ash and Ember Unity <text:s text:c="5"/>x2 </text:p>
          </table:table-cell>
          <table:table-cell/>
          <table:table-cell table:style-name="ce9" table:formula="of:=TEXT([.I35]; &quot;x# &quot;)" office:value-type="string" office:string-value="x2 " calcext:value-type="string">
            <text:p>x2 </text:p>
          </table:table-cell>
          <table:table-cell table:formula="of:=LEN([.A35])" office:value-type="float" office:value="19" calcext:value-type="float">
            <text:p>19</text:p>
          </table:table-cell>
          <table:table-cell table:formula="of:=[.$D$83]-[.D101]+1+IF([.I35]&lt;10;1;0)" office:value-type="float" office:value="6" calcext:value-type="float">
            <text:p>6</text:p>
          </table:table-cell>
          <table:table-cell/>
          <table:table-cell table:formula="of:=[.B35]" office:value-type="float" office:value="3" calcext:value-type="float">
            <text:p>3</text:p>
          </table:table-cell>
          <table:table-cell table:formula="of:=[.C35]" office:value-type="float" office:value="27" calcext:value-type="float">
            <text:p>27</text:p>
          </table:table-cell>
          <table:table-cell table:formula="of:=IF([.H101]&lt;10; &quot;  &quot;; &quot; &quot;)" office:value-type="string" office:string-value=" " calcext:value-type="string">
            <text:p><text:s/></text:p>
          </table:table-cell>
          <table:table-cell table:formula="of:=REPT(&quot; &quot;; [.E101])" office:value-type="string" office:string-value="      " calcext:value-type="string">
            <text:p><text:s text:c="6"/></text:p>
          </table:table-cell>
          <table:table-cell table:formula="of:=IF([.L101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02]; &quot;-&quot;; [.H102]; [.I102]; [.A36]; [.J102]; [.C102]; [.K102]; [.L102]; [.M102]; [.N102];[.O102];[.P102];[.Q102] )" office:value-type="string" office:string-value="3-25 Ashen Wings              x9 " calcext:value-type="string">
            <text:p>3-25 Ashen Wings <text:s text:c="13"/>x9 </text:p>
          </table:table-cell>
          <table:table-cell/>
          <table:table-cell table:style-name="ce9" table:formula="of:=TEXT([.I36]; &quot;x# &quot;)" office:value-type="string" office:string-value="x9 " calcext:value-type="string">
            <text:p>x9 </text:p>
          </table:table-cell>
          <table:table-cell table:formula="of:=LEN([.A36])" office:value-type="float" office:value="11" calcext:value-type="float">
            <text:p>11</text:p>
          </table:table-cell>
          <table:table-cell table:formula="of:=[.$D$83]-[.D102]+1+IF([.I36]&lt;10;1;0)" office:value-type="float" office:value="14" calcext:value-type="float">
            <text:p>14</text:p>
          </table:table-cell>
          <table:table-cell/>
          <table:table-cell table:formula="of:=[.B36]" office:value-type="float" office:value="3" calcext:value-type="float">
            <text:p>3</text:p>
          </table:table-cell>
          <table:table-cell table:formula="of:=[.C36]" office:value-type="float" office:value="25" calcext:value-type="float">
            <text:p>25</text:p>
          </table:table-cell>
          <table:table-cell table:formula="of:=IF([.H102]&lt;10; &quot;  &quot;; &quot; &quot;)" office:value-type="string" office:string-value=" " calcext:value-type="string">
            <text:p><text:s/></text:p>
          </table:table-cell>
          <table:table-cell table:formula="of:=REPT(&quot; &quot;; [.E102])" office:value-type="string" office:string-value="              " calcext:value-type="string">
            <text:p><text:s text:c="14"/></text:p>
          </table:table-cell>
          <table:table-cell table:formula="of:=IF([.L102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03]; &quot;-&quot;; [.H103]; [.I103]; [.A37]; [.J103]; [.C103]; [.K103]; [.L103]; [.M103]; [.N103];[.O103];[.P103];[.Q103] )" office:value-type="string" office:string-value="3-17 Eyes of Ash              x9 [58.5% =&gt; 526.5% Perception]" calcext:value-type="string">
            <text:p>3-17 Eyes of Ash <text:s text:c="13"/>x9 [58.5% =&gt; 526.5% Perception]</text:p>
          </table:table-cell>
          <table:table-cell/>
          <table:table-cell table:style-name="ce9" table:formula="of:=TEXT([.I37]; &quot;x# &quot;)" office:value-type="string" office:string-value="x9 " calcext:value-type="string">
            <text:p>x9 </text:p>
          </table:table-cell>
          <table:table-cell table:formula="of:=LEN([.A37])" office:value-type="float" office:value="11" calcext:value-type="float">
            <text:p>11</text:p>
          </table:table-cell>
          <table:table-cell table:formula="of:=[.$D$83]-[.D103]+1+IF([.I37]&lt;10;1;0)" office:value-type="float" office:value="14" calcext:value-type="float">
            <text:p>14</text:p>
          </table:table-cell>
          <table:table-cell/>
          <table:table-cell table:formula="of:=[.B37]" office:value-type="float" office:value="3" calcext:value-type="float">
            <text:p>3</text:p>
          </table:table-cell>
          <table:table-cell table:formula="of:=[.C37]" office:value-type="float" office:value="17" calcext:value-type="float">
            <text:p>17</text:p>
          </table:table-cell>
          <table:table-cell table:formula="of:=IF([.H103]&lt;10; &quot;  &quot;; &quot; &quot;)" office:value-type="string" office:string-value=" " calcext:value-type="string">
            <text:p><text:s/></text:p>
          </table:table-cell>
          <table:table-cell table:formula="of:=REPT(&quot; &quot;; [.E103])" office:value-type="string" office:string-value="              " calcext:value-type="string">
            <text:p><text:s text:c="14"/></text:p>
          </table:table-cell>
          <table:table-cell table:formula="of:=IF([.L103]=&quot;&quot;;&quot;&quot;;&quot;[&quot;)" office:value-type="string" office:string-value="[" calcext:value-type="string">
            <text:p>[</text:p>
          </table:table-cell>
          <table:table-cell table:formula="of:=COM.MICROSOFT.CONCAT(TEXT([.J37];&quot;#,##0.0%&quot;); [.$L$83]; TEXT([.K37];&quot;#,##0.0%&quot;))" office:value-type="string" office:string-value="58.5% =&gt; 526.5%" calcext:value-type="string">
            <text:p>58.5% =&gt; 526.5%</text:p>
          </table:table-cell>
          <table:table-cell office:value-type="string" calcext:value-type="string">
            <text:p><text:s/>Perception]</text:p>
          </table:table-cell>
          <table:table-cell table:number-columns-repeated="1011"/>
        </table:table-row>
        <table:table-row table:style-name="ro1">
          <table:table-cell table:formula="of:=COM.MICROSOFT.CONCAT([.G104]; &quot;-&quot;; [.H104]; [.I104]; [.A38]; [.J104]; [.C104]; [.K104]; [.L104]; [.M104]; [.N104];[.O104];[.P104];[.Q104] )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  <table:table-cell/>
          <table:table-cell table:style-name="ce9" table:formula="of:=TEXT([.I38]; &quot;x# &quot;)" office:value-type="string" office:string-value="x9 " calcext:value-type="string">
            <text:p>x9 </text:p>
          </table:table-cell>
          <table:table-cell table:formula="of:=LEN([.A38])" office:value-type="float" office:value="13" calcext:value-type="float">
            <text:p>13</text:p>
          </table:table-cell>
          <table:table-cell table:formula="of:=[.$D$83]-[.D104]+1+IF([.I38]&lt;10;1;0)" office:value-type="float" office:value="12" calcext:value-type="float">
            <text:p>12</text:p>
          </table:table-cell>
          <table:table-cell/>
          <table:table-cell table:formula="of:=[.B38]" office:value-type="float" office:value="3" calcext:value-type="float">
            <text:p>3</text:p>
          </table:table-cell>
          <table:table-cell table:formula="of:=[.C38]" office:value-type="float" office:value="30" calcext:value-type="float">
            <text:p>30</text:p>
          </table:table-cell>
          <table:table-cell table:formula="of:=IF([.H104]&lt;10; &quot;  &quot;; &quot; &quot;)" office:value-type="string" office:string-value=" " calcext:value-type="string">
            <text:p><text:s/></text:p>
          </table:table-cell>
          <table:table-cell table:formula="of:=REPT(&quot; &quot;; [.E104])" office:value-type="string" office:string-value="            " calcext:value-type="string">
            <text:p><text:s text:c="12"/></text:p>
          </table:table-cell>
          <table:table-cell table:formula="of:=IF([.L104]=&quot;&quot;;&quot;&quot;;&quot;[&quot;)" office:value-type="string" office:string-value="[" calcext:value-type="string">
            <text:p>[</text:p>
          </table:table-cell>
          <table:table-cell table:formula="of:=COM.MICROSOFT.CONCAT(TEXT([.J38];&quot;#,##0.0%&quot;); [.$L$83]; TEXT([.K38];&quot;#,##0.0%&quot;))" office:value-type="string" office:string-value="65.0% =&gt; 585.0%" calcext:value-type="string">
            <text:p>65.0% =&gt; 585.0%</text:p>
          </table:table-cell>
          <table:table-cell office:value-type="string" calcext:value-type="string">
            <text:p><text:s/>Reflexes and Speed]</text:p>
          </table:table-cell>
          <table:table-cell table:number-columns-repeated="1011"/>
        </table:table-row>
        <table:table-row table:style-name="ro1">
          <table:table-cell table:formula="of:=COM.MICROSOFT.CONCAT([.G105]; &quot;-&quot;; [.H105]; [.I105]; [.A39]; [.J105]; [.C105]; [.K105]; [.L105]; [.M105]; [.N105];[.O105];[.P105];[.Q105] )" office:value-type="string" office:string-value="3-28 Keeper of Ash            x8 [84.0% =&gt; 672.0% Damage]" calcext:value-type="string">
            <text:p>3-28 Keeper of Ash <text:s text:c="11"/>x8 [84.0% =&gt; 672.0% Damage]</text:p>
          </table:table-cell>
          <table:table-cell/>
          <table:table-cell table:style-name="ce9" table:formula="of:=TEXT([.I39]; &quot;x# &quot;)" office:value-type="string" office:string-value="x8 " calcext:value-type="string">
            <text:p>x8 </text:p>
          </table:table-cell>
          <table:table-cell table:formula="of:=LEN([.A39])" office:value-type="float" office:value="13" calcext:value-type="float">
            <text:p>13</text:p>
          </table:table-cell>
          <table:table-cell table:formula="of:=[.$D$83]-[.D105]+1+IF([.I39]&lt;10;1;0)" office:value-type="float" office:value="12" calcext:value-type="float">
            <text:p>12</text:p>
          </table:table-cell>
          <table:table-cell/>
          <table:table-cell table:formula="of:=[.B39]" office:value-type="float" office:value="3" calcext:value-type="float">
            <text:p>3</text:p>
          </table:table-cell>
          <table:table-cell table:formula="of:=[.C39]" office:value-type="float" office:value="28" calcext:value-type="float">
            <text:p>28</text:p>
          </table:table-cell>
          <table:table-cell table:formula="of:=IF([.H105]&lt;10; &quot;  &quot;; &quot; &quot;)" office:value-type="string" office:string-value=" " calcext:value-type="string">
            <text:p><text:s/></text:p>
          </table:table-cell>
          <table:table-cell table:formula="of:=REPT(&quot; &quot;; [.E105])" office:value-type="string" office:string-value="            " calcext:value-type="string">
            <text:p><text:s text:c="12"/></text:p>
          </table:table-cell>
          <table:table-cell table:formula="of:=IF([.L105]=&quot;&quot;;&quot;&quot;;&quot;[&quot;)" office:value-type="string" office:string-value="[" calcext:value-type="string">
            <text:p>[</text:p>
          </table:table-cell>
          <table:table-cell table:formula="of:=COM.MICROSOFT.CONCAT(TEXT([.J39];&quot;#,##0.0%&quot;); [.$L$83]; TEXT([.K39];&quot;#,##0.0%&quot;))" office:value-type="string" office:string-value="84.0% =&gt; 672.0%" calcext:value-type="string">
            <text:p>84.0% =&gt; 672.0%</text:p>
          </table:table-cell>
          <table:table-cell office:value-type="string" calcext:value-type="string">
            <text:p><text:s/>Damage]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9" table:formula="of:=TEXT([.I40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H106]&lt;10; &quot;  &quot;; &quot; &quot;)" office:value-type="string" office:string-value="  " calcext:value-type="string">
            <text:p><text:s text:c="2"/></text:p>
          </table:table-cell>
          <table:table-cell table:formula="of:=REPT(&quot; &quot;; [.E106])">
            <text:p/>
          </table:table-cell>
          <table:table-cell table:formula="of:=IF([.L106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[.A41]" office:value-type="string" office:string-value="The Faen Valkyrie" calcext:value-type="string">
            <text:p>The Faen Valkyrie</text:p>
          </table:table-cell>
          <table:table-cell/>
          <table:table-cell table:style-name="ce9" table:formula="of:=TEXT([.I41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H107]&lt;10; &quot;  &quot;; &quot; &quot;)" office:value-type="string" office:string-value="  " calcext:value-type="string">
            <text:p><text:s text:c="2"/></text:p>
          </table:table-cell>
          <table:table-cell table:formula="of:=REPT(&quot; &quot;; [.E107])">
            <text:p/>
          </table:table-cell>
          <table:table-cell table:formula="of:=IF([.L107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08]; &quot;-&quot;; [.H108]; [.I108]; [.A42]; [.J108]; [.C108]; [.K108]; [.L108]; [.M108]; [.N108];[.O108];[.P108];[.Q108] )" office:value-type="string" office:string-value="1-15 Force                    x2 " calcext:value-type="string">
            <text:p>1-15 Force <text:s text:c="19"/>x2 </text:p>
          </table:table-cell>
          <table:table-cell/>
          <table:table-cell table:style-name="ce9" table:formula="of:=TEXT([.I42]; &quot;x# &quot;)" office:value-type="string" office:string-value="x2 " calcext:value-type="string">
            <text:p>x2 </text:p>
          </table:table-cell>
          <table:table-cell table:formula="of:=LEN([.A42])" office:value-type="float" office:value="5" calcext:value-type="float">
            <text:p>5</text:p>
          </table:table-cell>
          <table:table-cell table:formula="of:=[.$D$83]-[.D108]+1+IF([.I42]&lt;10;1;0)" office:value-type="float" office:value="20" calcext:value-type="float">
            <text:p>20</text:p>
          </table:table-cell>
          <table:table-cell/>
          <table:table-cell table:formula="of:=[.B42]" office:value-type="float" office:value="1" calcext:value-type="float">
            <text:p>1</text:p>
          </table:table-cell>
          <table:table-cell table:formula="of:=[.C42]" office:value-type="float" office:value="15" calcext:value-type="float">
            <text:p>15</text:p>
          </table:table-cell>
          <table:table-cell table:formula="of:=IF([.H108]&lt;10; &quot;  &quot;; &quot; &quot;)" office:value-type="string" office:string-value=" " calcext:value-type="string">
            <text:p><text:s/></text:p>
          </table:table-cell>
          <table:table-cell table:formula="of:=REPT(&quot; &quot;; [.E108])" office:value-type="string" office:string-value="                    " calcext:value-type="string">
            <text:p><text:s text:c="20"/></text:p>
          </table:table-cell>
          <table:table-cell table:formula="of:=IF([.L108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09]; &quot;-&quot;; [.H109]; [.I109]; [.A43]; [.J109]; [.C109]; [.K109]; [.L109]; [.M109]; [.N109];[.O109];[.P109];[.Q109] )" office:value-type="string" office:string-value="2-3  Flare of Creation        x8 [36.5% =&gt; 292.0% Resilience]" calcext:value-type="string">
            <text:p>2-3 <text:s/>Flare of Creation <text:s text:c="7"/>x8 [36.5% =&gt; 292.0% Resilience]</text:p>
          </table:table-cell>
          <table:table-cell/>
          <table:table-cell table:style-name="ce9" table:formula="of:=TEXT([.I43]; &quot;x# &quot;)" office:value-type="string" office:string-value="x8 " calcext:value-type="string">
            <text:p>x8 </text:p>
          </table:table-cell>
          <table:table-cell table:formula="of:=LEN([.A43])" office:value-type="float" office:value="17" calcext:value-type="float">
            <text:p>17</text:p>
          </table:table-cell>
          <table:table-cell table:formula="of:=[.$D$83]-[.D109]+1+IF([.I43]&lt;10;1;0)" office:value-type="float" office:value="8" calcext:value-type="float">
            <text:p>8</text:p>
          </table:table-cell>
          <table:table-cell/>
          <table:table-cell table:formula="of:=[.B43]" office:value-type="float" office:value="2" calcext:value-type="float">
            <text:p>2</text:p>
          </table:table-cell>
          <table:table-cell table:formula="of:=[.C43]" office:value-type="float" office:value="3" calcext:value-type="float">
            <text:p>3</text:p>
          </table:table-cell>
          <table:table-cell table:formula="of:=IF([.H109]&lt;10; &quot;  &quot;; &quot; &quot;)" office:value-type="string" office:string-value="  " calcext:value-type="string">
            <text:p><text:s text:c="2"/></text:p>
          </table:table-cell>
          <table:table-cell table:formula="of:=REPT(&quot; &quot;; [.E109])" office:value-type="string" office:string-value="        " calcext:value-type="string">
            <text:p><text:s text:c="8"/></text:p>
          </table:table-cell>
          <table:table-cell table:formula="of:=IF([.L109]=&quot;&quot;;&quot;&quot;;&quot;[&quot;)" office:value-type="string" office:string-value="[" calcext:value-type="string">
            <text:p>[</text:p>
          </table:table-cell>
          <table:table-cell table:formula="of:=COM.MICROSOFT.CONCAT(TEXT([.J43];&quot;#,##0.0%&quot;);[.$L$83]; TEXT([.K43];&quot;#,##0.0%&quot;))" office:value-type="string" office:string-value="36.5% =&gt; 292.0%" calcext:value-type="string">
            <text:p>36.5% =&gt; 292.0%</text:p>
          </table:table-cell>
          <table:table-cell office:value-type="string" calcext:value-type="string">
            <text:p><text:s/>Resilience]</text:p>
          </table:table-cell>
          <table:table-cell table:number-columns-repeated="1011"/>
        </table:table-row>
        <table:table-row table:style-name="ro1">
          <table:table-cell table:formula="of:=COM.MICROSOFT.CONCAT([.G110]; &quot;-&quot;; [.H110]; [.I110]; [.A44]; [.J110]; [.C110]; [.K110]; [.L110]; [.M110]; [.N110];[.O110];[.P110];[.Q110] )" office:value-type="string" office:string-value="2-1  Displacement             x2 " calcext:value-type="string">
            <text:p>2-1 <text:s/>Displacement <text:s text:c="12"/>x2 </text:p>
          </table:table-cell>
          <table:table-cell/>
          <table:table-cell table:style-name="ce9" table:formula="of:=TEXT([.I44]; &quot;x# &quot;)" office:value-type="string" office:string-value="x2 " calcext:value-type="string">
            <text:p>x2 </text:p>
          </table:table-cell>
          <table:table-cell table:formula="of:=LEN([.A44])" office:value-type="float" office:value="12" calcext:value-type="float">
            <text:p>12</text:p>
          </table:table-cell>
          <table:table-cell table:formula="of:=[.$D$83]-[.D110]+1+IF([.I44]&lt;10;1;0)" office:value-type="float" office:value="13" calcext:value-type="float">
            <text:p>13</text:p>
          </table:table-cell>
          <table:table-cell/>
          <table:table-cell table:formula="of:=[.B44]" office:value-type="float" office:value="2" calcext:value-type="float">
            <text:p>2</text:p>
          </table:table-cell>
          <table:table-cell table:formula="of:=[.C44]" office:value-type="float" office:value="1" calcext:value-type="float">
            <text:p>1</text:p>
          </table:table-cell>
          <table:table-cell table:formula="of:=IF([.H110]&lt;10; &quot;  &quot;; &quot; &quot;)" office:value-type="string" office:string-value="  " calcext:value-type="string">
            <text:p><text:s text:c="2"/></text:p>
          </table:table-cell>
          <table:table-cell table:formula="of:=REPT(&quot; &quot;; [.E110])" office:value-type="string" office:string-value="             " calcext:value-type="string">
            <text:p><text:s text:c="13"/></text:p>
          </table:table-cell>
          <table:table-cell table:formula="of:=IF([.L110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11]; &quot;-&quot;; [.H111]; [.I111]; [.A45]; [.J111]; [.C111]; [.K111]; [.L111]; [.M111]; [.N111];[.O111];[.P111];[.Q111] )" office:value-type="string" office:string-value="1-16 Space Shift              x2 " calcext:value-type="string">
            <text:p>1-16 Space Shift <text:s text:c="13"/>x2 </text:p>
          </table:table-cell>
          <table:table-cell/>
          <table:table-cell table:style-name="ce9" table:formula="of:=TEXT([.I45]; &quot;x# &quot;)" office:value-type="string" office:string-value="x2 " calcext:value-type="string">
            <text:p>x2 </text:p>
          </table:table-cell>
          <table:table-cell table:formula="of:=LEN([.A45])" office:value-type="float" office:value="11" calcext:value-type="float">
            <text:p>11</text:p>
          </table:table-cell>
          <table:table-cell table:formula="of:=[.$D$83]-[.D111]+1+IF([.I45]&lt;10;1;0)" office:value-type="float" office:value="14" calcext:value-type="float">
            <text:p>14</text:p>
          </table:table-cell>
          <table:table-cell/>
          <table:table-cell table:formula="of:=[.B45]" office:value-type="float" office:value="1" calcext:value-type="float">
            <text:p>1</text:p>
          </table:table-cell>
          <table:table-cell table:formula="of:=[.C45]" office:value-type="float" office:value="16" calcext:value-type="float">
            <text:p>16</text:p>
          </table:table-cell>
          <table:table-cell table:formula="of:=IF([.H111]&lt;10; &quot;  &quot;; &quot; &quot;)" office:value-type="string" office:string-value=" " calcext:value-type="string">
            <text:p><text:s/></text:p>
          </table:table-cell>
          <table:table-cell table:formula="of:=REPT(&quot; &quot;; [.E111])" office:value-type="string" office:string-value="              " calcext:value-type="string">
            <text:p><text:s text:c="14"/></text:p>
          </table:table-cell>
          <table:table-cell table:formula="of:=IF([.L111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12]; &quot;-&quot;; [.H112]; [.I112]; [.A46]; [.J112]; [.C112]; [.K112]; [.L112]; [.M112]; [.N112];[.O112];[.P112];[.Q112] )" office:value-type="string" office:string-value="1-7  Body of the Valkyrie     x9 [18.5% =&gt; 166.5% Resilience, 5.7% =&gt; 51.3% Physical Resistance, 5.0% =&gt; 51.3% Magic Resistance]" calcext:value-type="string">
            <text:p>1-7 <text:s/>Body of the Valkyrie <text:s text:c="4"/>x9 [18.5% =&gt; 166.5% Resilience, 5.7% =&gt; 51.3% Physical Resistance, 5.0% =&gt; 51.3% Magic Resistance]</text:p>
          </table:table-cell>
          <table:table-cell/>
          <table:table-cell table:style-name="ce9" table:formula="of:=TEXT([.I46]; &quot;x# &quot;)" office:value-type="string" office:string-value="x9 " calcext:value-type="string">
            <text:p>x9 </text:p>
          </table:table-cell>
          <table:table-cell table:formula="of:=LEN([.A46])" office:value-type="float" office:value="20" calcext:value-type="float">
            <text:p>20</text:p>
          </table:table-cell>
          <table:table-cell table:formula="of:=[.$D$83]-[.D112]+1+IF([.I46]&lt;10;1;0)" office:value-type="float" office:value="5" calcext:value-type="float">
            <text:p>5</text:p>
          </table:table-cell>
          <table:table-cell/>
          <table:table-cell table:formula="of:=[.B46]" office:value-type="float" office:value="1" calcext:value-type="float">
            <text:p>1</text:p>
          </table:table-cell>
          <table:table-cell table:formula="of:=[.C46]" office:value-type="float" office:value="7" calcext:value-type="float">
            <text:p>7</text:p>
          </table:table-cell>
          <table:table-cell table:formula="of:=IF([.H112]&lt;10; &quot;  &quot;; &quot; &quot;)" office:value-type="string" office:string-value="  " calcext:value-type="string">
            <text:p><text:s text:c="2"/></text:p>
          </table:table-cell>
          <table:table-cell table:formula="of:=REPT(&quot; &quot;; [.E112])" office:value-type="string" office:string-value="     " calcext:value-type="string">
            <text:p><text:s text:c="5"/></text:p>
          </table:table-cell>
          <table:table-cell table:formula="of:=IF([.L112]=&quot;&quot;;&quot;&quot;;&quot;[&quot;)" office:value-type="string" office:string-value="[" calcext:value-type="string">
            <text:p>[</text:p>
          </table:table-cell>
          <table:table-cell table:formula="of:=COM.MICROSOFT.CONCAT(TEXT([.J46];&quot;#,##0.0%&quot;); [.$L$83]; TEXT([.K46];&quot;#,##0.0%&quot;))" office:value-type="string" office:string-value="18.5% =&gt; 166.5%" calcext:value-type="string">
            <text:p>18.5% =&gt; 166.5%</text:p>
          </table:table-cell>
          <table:table-cell office:value-type="string" calcext:value-type="string">
            <text:p><text:s/>Resilience, </text:p>
          </table:table-cell>
          <table:table-cell table:formula="of:=COM.MICROSOFT.CONCAT(TEXT([.AJ13];&quot;#,##0.0%&quot;);[.$L$83]; TEXT([.AL46];&quot;#,##0.0%&quot;))" office:value-type="string" office:string-value="5.7% =&gt; 51.3%" calcext:value-type="string">
            <text:p>5.7% =&gt; 51.3%</text:p>
          </table:table-cell>
          <table:table-cell office:value-type="string" calcext:value-type="string">
            <text:p><text:s/>Physical Resistance, </text:p>
          </table:table-cell>
          <table:table-cell table:formula="of:=COM.MICROSOFT.CONCAT(TEXT([.AG46];&quot;#,##0.0%&quot;); [.$L$83]; TEXT([.AI46];&quot;#,##0.0%&quot;))" office:value-type="string" office:string-value="5.0% =&gt; 51.3%" calcext:value-type="string">
            <text:p>5.0% =&gt; 51.3%</text:p>
          </table:table-cell>
          <table:table-cell office:value-type="string" calcext:value-type="string">
            <text:p><text:s/>Magic Resistance]</text:p>
          </table:table-cell>
          <table:table-cell table:number-columns-repeated="1007"/>
        </table:table-row>
        <table:table-row table:style-name="ro1">
          <table:table-cell table:formula="of:=COM.MICROSOFT.CONCAT([.G113]; &quot;-&quot;; [.H113]; [.I113]; [.A47]; [.J113]; [.C113]; [.K113]; [.L113]; [.M113]; [.N113];[.O113];[.P113];[.Q113] )" office:value-type="string" office:string-value="1-5  Space Awareness          x8 " calcext:value-type="string">
            <text:p>1-5 <text:s/>Space Awareness <text:s text:c="9"/>x8 </text:p>
          </table:table-cell>
          <table:table-cell/>
          <table:table-cell table:style-name="ce9" table:formula="of:=TEXT([.I47]; &quot;x# &quot;)" office:value-type="string" office:string-value="x8 " calcext:value-type="string">
            <text:p>x8 </text:p>
          </table:table-cell>
          <table:table-cell table:formula="of:=LEN([.A47])" office:value-type="float" office:value="15" calcext:value-type="float">
            <text:p>15</text:p>
          </table:table-cell>
          <table:table-cell table:formula="of:=[.$D$83]-[.D113]+1+IF([.I47]&lt;10;1;0)" office:value-type="float" office:value="10" calcext:value-type="float">
            <text:p>10</text:p>
          </table:table-cell>
          <table:table-cell/>
          <table:table-cell table:formula="of:=[.B47]" office:value-type="float" office:value="1" calcext:value-type="float">
            <text:p>1</text:p>
          </table:table-cell>
          <table:table-cell table:formula="of:=[.C47]" office:value-type="float" office:value="5" calcext:value-type="float">
            <text:p>5</text:p>
          </table:table-cell>
          <table:table-cell table:formula="of:=IF([.H113]&lt;10; &quot;  &quot;; &quot; &quot;)" office:value-type="string" office:string-value="  " calcext:value-type="string">
            <text:p><text:s text:c="2"/></text:p>
          </table:table-cell>
          <table:table-cell table:formula="of:=REPT(&quot; &quot;; [.E113])" office:value-type="string" office:string-value="          " calcext:value-type="string">
            <text:p><text:s text:c="10"/></text:p>
          </table:table-cell>
          <table:table-cell table:formula="of:=IF([.L113]=&quot;&quot;;&quot;&quot;;&quot;[&quot;)">
            <text:p/>
          </table:table-cell>
          <table:table-cell table:number-columns-repeated="1013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7">00/00/0000</text:date>, <text:time style:data-style-name="N2" text:time-value="09:25:13.7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17T11:53:25.446000000</dc:date>
    <meta:generator>LibreOffice/7.0.5.2$Windows_X86_64 LibreOffice_project/64390860c6cd0aca4beafafcfd84613dd9dfb63a</meta:generator>
    <meta:editing-duration>PT6H36M10S</meta:editing-duration>
    <meta:editing-cycles>57</meta:editing-cycles>
    <meta:document-statistic meta:table-count="1" meta:cell-count="833" meta:object-count="0"/>
    <meta:user-defined meta:name="AppVersion">16.0300</meta:user-defined>
  </office:meta>
</office:document-meta>
</file>